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F6000001079C79F17486269A3C.gif" manifest:media-type="image/gif"/>
  <manifest:file-entry manifest:full-path="Pictures/1000020000000169000000E7A191F477AA4CA1DF.gif" manifest:media-type="image/gif"/>
  <manifest:file-entry manifest:full-path="Pictures/1000000000000008000000084C6DB760336BF3B0.png" manifest:media-type="image/png"/>
  <manifest:file-entry manifest:full-path="Pictures/10000000000000080000000895EE906A196215BF.png" manifest:media-type="image/png"/>
  <manifest:file-entry manifest:full-path="Pictures/1000020000000171000000EE929206CD064C85B0.gif" manifest:media-type="image/gif"/>
  <manifest:file-entry manifest:full-path="Pictures/100000000000020000000200A0BFA1F03E35C6D0.jpg" manifest:media-type="image/jpeg"/>
  <manifest:file-entry manifest:full-path="Pictures/100000000000020000000200909E2E84062EDB2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7cm" fo:min-width="8.45cm" fo:padding-top="0.15cm" fo:padding-bottom="0.15cm" fo:padding-left="0.275cm" fo:padding-right="0.275cm"/>
    </style:style>
    <style:style style:name="gr2" style:family="graphic" style:parent-style-name="objectwithoutfill">
      <style:graphic-properties svg:stroke-width="0.05cm" svg:stroke-color="#000000" draw:marker-start-width="0.43cm" draw:marker-end-width="0.43cm" draw:fill="none" draw:textarea-vertical-align="middle" fo:padding-top="0.15cm" fo:padding-bottom="0.15cm" fo:padding-left="0.275cm" fo:padding-right="0.275cm"/>
    </style:style>
    <style:style style:name="gr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6cm" fo:min-width="9.35cm" fo:padding-top="0.15cm" fo:padding-bottom="0.15cm" fo:padding-left="0.275cm" fo:padding-right="0.275cm"/>
    </style:style>
    <style:style style:name="gr4" style:family="graphic" style:parent-style-name="objectwithoutfill">
      <style:graphic-properties draw:stroke="dash" draw:stroke-dash="Fine_20_Dashed" svg:stroke-width="0cm" svg:stroke-color="#000000" draw:marker-start-width="0.285cm" draw:marker-end-width="0.285cm" draw:fill="none" draw:textarea-vertical-align="middle" fo:padding-top="0.125cm" fo:padding-bottom="0.125cm" fo:padding-left="0.25cm" fo:padding-right="0.25cm"/>
    </style:style>
    <style:style style:name="gr5" style:family="graphic" style:parent-style-name="objectwithoutfill">
      <style:graphic-properties svg:stroke-width="0.1cm" svg:stroke-color="#00ccff" draw:marker-start-width="0.585cm" draw:marker-end-width="0.585cm" draw:fill="none" draw:textarea-vertical-align="middle" fo:padding-top="0.175cm" fo:padding-bottom="0.175cm" fo:padding-left="0.3cm" fo:padding-right="0.3cm"/>
    </style:style>
    <style:style style:name="gr6" style:family="graphic" style:parent-style-name="standard">
      <style:graphic-properties draw:stroke="solid" draw:stroke-dash="Fine_20_Dashed" svg:stroke-color="#000000" draw:textarea-vertical-align="middle"/>
    </style:style>
    <style:style style:name="gr7" style:family="graphic" style:parent-style-name="measure">
      <style:graphic-properties draw:textarea-vertical-align="middle"/>
    </style:style>
    <style:style style:name="gr8" style:family="graphic" style:parent-style-name="standard">
      <style:graphic-properties draw:stroke="none" svg:stroke-width="0.05cm" svg:stroke-color="#ffe994" draw:marker-start-width="0.28cm" draw:marker-end-width="0.28cm" draw:fill="solid" draw:fill-color="#ffffd7" draw:textarea-horizontal-align="center" draw:textarea-vertical-align="middle" draw:auto-grow-height="false" fo:min-height="3.25cm" fo:min-width="3cm" draw:shadow="hidden"/>
    </style:style>
    <style:style style:name="gr9" style:family="graphic" style:parent-style-name="standard">
      <style:graphic-properties svg:stroke-width="0.05cm" svg:stroke-color="#ffe994" draw:marker-start-width="0.28cm" draw:marker-end-width="0.28cm" draw:fill="solid" draw:fill-color="#ffffd7" draw:textarea-horizontal-align="center" draw:textarea-vertical-align="middle" draw:auto-grow-height="false" fo:min-height="3.25cm" fo:min-width="3cm" fo:padding-top="0.15cm" fo:padding-bottom="0.15cm" fo:padding-left="0.275cm" fo:padding-right="0.275cm" draw:shadow="hidden"/>
    </style:style>
    <style:style style:name="gr10" style:family="graphic" style:parent-style-name="standard">
      <style:graphic-properties svg:stroke-width="0.05cm" svg:stroke-color="#000000" draw:marker-start-width="0.28cm" draw:marker-end-width="0.28cm" draw:fill="none" draw:textarea-horizontal-align="justify" draw:textarea-vertical-align="middle" draw:auto-grow-height="false" fo:min-height="6.3cm" fo:min-width="3.7cm" fo:padding-top="0.15cm" fo:padding-bottom="0.15cm" fo:padding-left="0.275cm" fo:padding-right="0.275cm"/>
    </style:style>
    <style:style style:name="gr11" style:family="graphic" style:parent-style-name="standard">
      <style:graphic-properties svg:stroke-width="0.05cm" svg:stroke-color="#611729" draw:marker-start-width="0.28cm" draw:marker-end-width="0.28cm" draw:fill="bitmap" draw:fill-image-name="Colorful_20_Pebbles" draw:fill-image-width="30%" draw:fill-image-height="1000%" style:repeat="repeat" draw:fill-image-ref-point-x="0%" draw:fill-image-ref-point-y="0%" draw:fill-image-ref-point="center" draw:tile-repeat-offset="0% vertical" draw:textarea-horizontal-align="justify" draw:textarea-vertical-align="middle" draw:auto-grow-height="false" fo:min-height="0cm" fo:min-width="9.35cm" fo:padding-top="0.15cm" fo:padding-bottom="0.15cm" fo:padding-left="0.275cm" fo:padding-right="0.275cm"/>
    </style:style>
    <style:style style:name="gr12" style:family="graphic" style:parent-style-name="standard">
      <style:graphic-properties svg:stroke-width="0.02cm" svg:stroke-color="#999999"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568cm" fo:min-width="5.43cm" fo:padding-top="0.135cm" fo:padding-bottom="0.135cm" fo:padding-left="0.26cm" fo:padding-right="0.26cm"/>
    </style:style>
    <style:style style:name="gr13" style:family="graphic" style:parent-style-name="standard">
      <style:graphic-properties svg:stroke-width="0.02cm" svg:stroke-color="#999999"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6cm" fo:min-width="5.4cm" fo:padding-top="0.135cm" fo:padding-bottom="0.135cm" fo:padding-left="0.26cm" fo:padding-right="0.26cm"/>
    </style:style>
    <style:style style:name="gr14" style:family="graphic" style:parent-style-name="objectwithoutfill">
      <style:graphic-properties draw:fill="bitmap" draw:fill-image-name="brown_5f_brick" draw:fill-image-width="100%" draw:fill-image-height="5%" style:repeat="repeat" draw:fill-image-ref-point-x="0%" draw:fill-image-ref-point-y="0%" draw:fill-image-ref-point="center" draw:tile-repeat-offset="0% vertical" draw:textarea-vertical-align="middle"/>
    </style:style>
    <style:style style:name="gr15" style:family="graphic" style:parent-style-name="standard">
      <style:graphic-properties svg:stroke-width="0.02cm" svg:stroke-color="#861141" draw:marker-start-width="0.32cm" draw:marker-end-width="0.32cm" draw:fill="bitmap" draw:fill-image-name="shifer_5f_red" draw:fill-image-width="10%" draw:fill-image-height="10%" style:repeat="repeat" draw:fill-image-ref-point-x="0%" draw:fill-image-ref-point-y="0%" draw:fill-image-ref-point="center" draw:tile-repeat-offset="0% vertical" draw:textarea-horizontal-align="justify" draw:textarea-vertical-align="middle" draw:auto-grow-height="false" fo:min-height="10.53cm" fo:min-width="4.856cm" fo:padding-top="0.135cm" fo:padding-bottom="0.135cm" fo:padding-left="0.26cm" fo:padding-right="0.26cm"/>
    </style:style>
    <style:style style:name="gr16" style:family="graphic" style:parent-style-name="objectwithoutfill">
      <style:graphic-properties svg:stroke-width="0cm" svg:stroke-color="#611729" draw:marker-start-width="0.21cm" draw:marker-end-width="0.21cm" draw:fill="solid" draw:fill-color="#784b04" draw:textarea-horizontal-align="center" draw:textarea-vertical-align="middle" fo:padding-top="0.125cm" fo:padding-bottom="0.125cm" fo:padding-left="0.25cm" fo:padding-right="0.25cm"/>
    </style:style>
    <style:style style:name="gr17"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33cm" fo:min-width="0cm" fo:padding-top="0.135cm" fo:padding-bottom="0.135cm" fo:padding-left="0.26cm" fo:padding-right="0.26cm"/>
    </style:style>
    <style:style style:name="gr18" style:family="graphic" style:parent-style-name="standard">
      <style:graphic-properties svg:stroke-color="#999999" draw:fill="solid" draw:fill-color="#999999" draw:textarea-horizontal-align="justify" draw:textarea-vertical-align="middle" draw:auto-grow-height="false" fo:min-height="1.4cm" fo:min-width="1.15cm" draw:shadow="hidden"/>
    </style:style>
    <style:style style:name="gr19" style:family="graphic" style:parent-style-name="standard">
      <style:graphic-properties svg:stroke-width="0.01cm" svg:stroke-color="#999999" draw:marker-start-width="0.22cm" draw:marker-end-width="0.22cm" draw:fill="solid" draw:fill-color="#ffdbb6" draw:textarea-horizontal-align="justify" draw:textarea-vertical-align="middle" draw:auto-grow-height="false" fo:min-height="0cm" fo:min-width="0cm" fo:padding-top="0.13cm" fo:padding-bottom="0.13cm" fo:padding-left="0.255cm" fo:padding-right="0.255cm"/>
    </style:style>
    <style:style style:name="gr20" style:family="graphic" style:parent-style-name="objectwithoutfill">
      <style:graphic-properties draw:stroke="none" svg:stroke-color="#000000" draw:fill="bitmap" draw:fill-image-name="brown_5f_brick" draw:fill-image-width="100%" draw:fill-image-height="100%" style:repeat="repeat" draw:fill-image-ref-point-x="0%" draw:fill-image-ref-point-y="0%" draw:fill-image-ref-point="top-left" draw:tile-repeat-offset="0% vertical" draw:textarea-vertical-align="middle"/>
    </style:style>
    <style:style style:name="gr21" style:family="graphic" style:parent-style-name="standard">
      <style:graphic-properties svg:stroke-width="0cm" svg:stroke-color="#999999" draw:marker-start-width="0.29cm" draw:marker-end-width="0.29cm" draw:fill="bitmap" draw:fill-image-name="sand_5f_brick" draw:fill-image-width="5%" draw:fill-image-height="5%" style:repeat="repeat" draw:textarea-horizontal-align="justify" draw:textarea-vertical-align="middle" draw:auto-grow-height="false" fo:min-height="1.4cm" fo:min-width="4.45cm" fo:padding-top="0.125cm" fo:padding-bottom="0.125cm" fo:padding-left="0.25cm" fo:padding-right="0.25cm"/>
    </style:style>
    <style:style style:name="gr22" style:family="graphic" style:parent-style-name="objectwithoutfill">
      <style:graphic-properties svg:stroke-width="0cm" svg:stroke-color="#784b04" draw:marker-start-width="0.21cm" draw:marker-end-width="0.21cm" draw:fill="solid" draw:fill-color="#784b04" draw:textarea-horizontal-align="center" draw:textarea-vertical-align="middle" fo:padding-top="0.125cm" fo:padding-bottom="0.125cm" fo:padding-left="0.25cm" fo:padding-right="0.25cm"/>
    </style:style>
    <style:style style:name="gr23"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cm" fo:min-width="0.146cm" fo:padding-top="0.135cm" fo:padding-bottom="0.135cm" fo:padding-left="0.26cm" fo:padding-right="0.26cm"/>
    </style:style>
    <style:style style:name="gr24"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596cm" fo:min-width="0cm" fo:padding-top="0.135cm" fo:padding-bottom="0.135cm" fo:padding-left="0.26cm" fo:padding-right="0.26cm"/>
    </style:style>
    <style:style style:name="gr25" style:family="graphic" style:parent-style-name="standard">
      <style:graphic-properties draw:stroke="none" svg:stroke-color="#3465a4" draw:fill="solid" draw:fill-color="#999999" draw:textarea-horizontal-align="justify" draw:textarea-vertical-align="middle" draw:auto-grow-height="false" fo:min-height="2.35cm" fo:min-width="2.1cm" draw:shadow="hidden"/>
    </style:style>
    <style:style style:name="gr26" style:family="graphic" style:parent-style-name="standard">
      <style:graphic-properties draw:stroke="none" svg:stroke-color="#3465a4" draw:fill="solid" draw:fill-color="#999999" draw:textarea-horizontal-align="justify" draw:textarea-vertical-align="middle" draw:auto-grow-height="false" fo:min-height="3.428cm" fo:min-width="3.2cm" draw:shadow="hidden"/>
    </style:style>
    <style:style style:name="gr27" style:family="graphic" style:parent-style-name="objectwithoutfill">
      <style:graphic-properties svg:stroke-width="0.02cm" svg:stroke-color="#611729" draw:marker-start-width="0.24cm" draw:marker-end-width="0.24cm" draw:fill="gradient" draw:fill-gradient-name="gradient" draw:gradient-step-count="0" draw:textarea-horizontal-align="center" draw:textarea-vertical-align="middle" fo:padding-top="0.135cm" fo:padding-bottom="0.135cm" fo:padding-left="0.26cm" fo:padding-right="0.26cm"/>
    </style:style>
    <style:style style:name="gr28" style:family="graphic" style:parent-style-name="standard">
      <style:graphic-properties draw:stroke="none" svg:stroke-color="#3465a4" draw:fill="solid" draw:fill-color="#999999" draw:textarea-horizontal-align="justify" draw:textarea-vertical-align="middle" draw:auto-grow-height="false" fo:min-height="2.3cm" fo:min-width="2.1cm" draw:shadow="hidden"/>
    </style:style>
    <style:style style:name="gr29" style:family="graphic" style:parent-style-name="standard">
      <style:graphic-properties svg:stroke-width="0.02cm" svg:stroke-color="#50200c" draw:marker-start-width="0.23cm" draw:marker-end-width="0.23cm" draw:fill="solid" draw:fill-color="#611729" draw:textarea-horizontal-align="justify" draw:textarea-vertical-align="middle" draw:auto-grow-height="false" fo:min-height="0cm" fo:min-width="6.83cm" fo:padding-top="0.135cm" fo:padding-bottom="0.135cm" fo:padding-left="0.26cm" fo:padding-right="0.26cm"/>
    </style:style>
    <style:style style:name="gr30"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979cm" fo:padding-top="0.135cm" fo:padding-bottom="0.135cm" fo:padding-left="0.26cm" fo:padding-right="0.26cm"/>
    </style:style>
    <style:style style:name="gr31"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98cm" fo:padding-top="0.135cm" fo:padding-bottom="0.135cm" fo:padding-left="0.26cm" fo:padding-right="0.26cm"/>
    </style:style>
    <style:style style:name="gr32" style:family="graphic" style:parent-style-name="standard">
      <style:graphic-properties draw:stroke="none" svg:stroke-width="0.02cm" svg:stroke-color="#ffffff" draw:marker-start-width="0.23cm" draw:marker-end-width="0.23cm" draw:fill="gradient" draw:fill-gradient-name="Gradient_20_2" draw:gradient-step-count="0" draw:textarea-horizontal-align="justify" draw:textarea-vertical-align="middle" draw:auto-grow-height="false" fo:min-height="0cm" fo:min-width="0cm" fo:padding-top="0.135cm" fo:padding-bottom="0.135cm" fo:padding-left="0.26cm" fo:padding-right="0.26cm"/>
    </style:style>
    <style:style style:name="gr33" style:family="graphic" style:parent-style-name="standard">
      <style:graphic-properties draw:stroke="none" svg:stroke-width="0cm" svg:stroke-color="#ffffff" draw:marker-start-width="0.2cm" draw:marker-end-width="0.2cm" draw:fill="gradient" draw:fill-gradient-name="Gradient_20_2" draw:textarea-horizontal-align="justify" draw:textarea-vertical-align="middle" draw:auto-grow-height="false" fo:min-height="0cm" fo:min-width="10.304cm" fo:padding-top="0.125cm" fo:padding-bottom="0.125cm" fo:padding-left="0.25cm" fo:padding-right="0.25cm"/>
    </style:style>
    <style:style style:name="gr34" style:family="graphic" style:parent-style-name="standard">
      <style:graphic-properties draw:stroke="none" svg:stroke-color="#000000" draw:fill="none" draw:fill-color="#ffffff" fo:min-height="0.712cm"/>
    </style:style>
    <style:style style:name="gr35" style:family="graphic" style:parent-style-name="objectwithoutfill">
      <style:graphic-properties svg:stroke-width="0.02cm" svg:stroke-color="#999999" draw:marker-start-width="0.32cm" draw:marker-end-width="0.32cm" draw:fill="bitmap" draw:gradient-step-count="0" draw:fill-image-name="sand_5f_brick" draw:opacity="100%" draw:fill-image-width="35%" draw:fill-image-height="15%" style:repeat="repeat" draw:fill-image-ref-point-x="0%" draw:fill-image-ref-point-y="0%" draw:fill-image-ref-point="center" draw:tile-repeat-offset="0% vertical" draw:textarea-horizontal-align="justify" draw:textarea-vertical-align="middle" draw:auto-grow-height="false" fo:min-height="9.6cm" fo:min-width="5.4cm" fo:padding-top="0.135cm" fo:padding-bottom="0.135cm" fo:padding-left="0.26cm" fo:padding-right="0.26cm" draw:shadow="hidden" draw:shadow-opacity="100%"/>
    </style:style>
    <style:style style:name="gr36" style:family="graphic" style:parent-style-name="objectwithoutfill">
      <style:graphic-properties svg:stroke-color="#999999" draw:fill="gradient" draw:fill-gradient-name="Gradient_20_1" draw:gradient-step-count="0" draw:opacity="50%" draw:textarea-horizontal-align="center" draw:textarea-vertical-align="middle" draw:shadow="hidden" draw:shadow-opacity="50%"/>
    </style:style>
    <style:style style:name="gr37" style:family="graphic" style:parent-style-name="standard">
      <style:graphic-properties svg:stroke-width="0.02cm" svg:stroke-color="#b2b2b2"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568cm" fo:min-width="5.43cm" fo:padding-top="0.135cm" fo:padding-bottom="0.135cm" fo:padding-left="0.26cm" fo:padding-right="0.26cm"/>
    </style:style>
    <style:style style:name="gr38" style:family="graphic" style:parent-style-name="standard">
      <style:graphic-properties svg:stroke-width="0.05cm" svg:stroke-color="#000000" draw:marker-start-width="0.28cm" draw:marker-end-width="0.28cm" draw:fill="none" draw:textarea-horizontal-align="justify" draw:textarea-vertical-align="middle" draw:auto-grow-height="false" fo:min-height="6.25cm" fo:min-width="2.1cm" fo:padding-top="0.15cm" fo:padding-bottom="0.15cm" fo:padding-left="0.275cm" fo:padding-right="0.275cm"/>
    </style:style>
    <style:style style:name="gr39" style:family="graphic" style:parent-style-name="Arrow_20_Line">
      <style:graphic-properties draw:textarea-vertical-align="middle"/>
    </style:style>
    <style:style style:name="gr40" style:family="graphic" style:parent-style-name="objectwithoutfill">
      <style:graphic-properties draw:fill="none" draw:textarea-vertical-align="middle"/>
    </style:style>
    <style:style style:name="gr41" style:family="graphic" style:parent-style-name="objectwithoutfill">
      <style:graphic-properties svg:stroke-width="0.02cm" svg:stroke-color="#000000" draw:marker-start-width="0.24cm" draw:marker-end-width="0.24cm" draw:fill="none" draw:textarea-horizontal-align="center" draw:textarea-vertical-align="middle" fo:padding-top="0.135cm" fo:padding-bottom="0.135cm" fo:padding-left="0.26cm" fo:padding-right="0.26cm"/>
    </style:style>
    <style:style style:name="gr42" style:family="graphic" style:parent-style-name="standard">
      <style:graphic-properties svg:stroke-width="0.02cm" svg:stroke-color="#2a6099" draw:marker-start-width="0.23cm" draw:marker-end-width="0.23cm" draw:fill="solid" draw:fill-color="#b4c7dc" draw:textarea-horizontal-align="justify" draw:textarea-vertical-align="middle" draw:auto-grow-height="false" fo:min-height="0cm" fo:min-width="0.146cm" fo:padding-top="0.135cm" fo:padding-bottom="0.135cm" fo:padding-left="0.26cm" fo:padding-right="0.26cm"/>
    </style:style>
    <style:style style:name="gr43" style:family="graphic" style:parent-style-name="standard">
      <style:graphic-properties svg:stroke-width="0.02cm" svg:stroke-color="#2a6099" draw:marker-start-width="0.23cm" draw:marker-end-width="0.23cm" draw:fill="solid" draw:fill-color="#b4c7dc" draw:textarea-horizontal-align="justify" draw:textarea-vertical-align="middle" draw:auto-grow-height="false" fo:min-height="0.596cm" fo:min-width="0cm" fo:padding-top="0.135cm" fo:padding-bottom="0.135cm" fo:padding-left="0.26cm" fo:padding-right="0.26cm"/>
    </style:style>
    <style:style style:name="gr44" style:family="graphic" style:parent-style-name="objectwithoutfill">
      <style:graphic-properties draw:fill="gradient" draw:fill-gradient-name="Gradient_20_1" draw:gradient-step-count="0" draw:opacity="50%" draw:textarea-horizontal-align="center" draw:textarea-vertical-align="middle" draw:shadow-opacity="50%"/>
    </style:style>
    <style:style style:name="gr45" style:family="graphic" style:parent-style-name="standard">
      <style:graphic-properties draw:textarea-vertical-align="middle"/>
    </style:style>
    <style:style style:name="gr46" style:family="graphic" style:parent-style-name="objectwithoutfill">
      <style:graphic-properties svg:stroke-width="0.05cm" svg:stroke-color="#611729" draw:marker-start-width="0.28cm" draw:marker-end-width="0.28cm" draw:fill="gradient" draw:fill-gradient-name="gradient" draw:gradient-step-count="0" draw:textarea-horizontal-align="center" draw:textarea-vertical-align="middle" fo:padding-top="0.15cm" fo:padding-bottom="0.15cm" fo:padding-left="0.275cm" fo:padding-right="0.275cm"/>
    </style:style>
    <style:style style:name="gr47" style:family="graphic" style:parent-style-name="standard">
      <style:graphic-properties svg:stroke-width="0.01cm" svg:stroke-color="#999999" draw:marker-start-width="0.22cm" draw:marker-end-width="0.22cm" draw:fill="solid" draw:fill-color="#50200c" draw:textarea-horizontal-align="justify" draw:textarea-vertical-align="middle" draw:auto-grow-height="false" fo:min-height="0cm" fo:min-width="0cm" fo:padding-top="0.13cm" fo:padding-bottom="0.13cm" fo:padding-left="0.255cm" fo:padding-right="0.255cm"/>
    </style:style>
    <style:style style:name="gr48" style:family="graphic" style:parent-style-name="standard">
      <style:graphic-properties svg:stroke-width="0.02cm" svg:stroke-color="#999999" draw:marker-start-width="0.32cm" draw:marker-end-width="0.32cm" draw:fill="bitmap" draw:fill-image-name="Parchment_20_Paper" draw:fill-image-width="0.1cm" draw:fill-image-height="0.1cm" style:repeat="repeat" draw:fill-image-ref-point-x="0%" draw:fill-image-ref-point-y="0%" draw:fill-image-ref-point="center" draw:tile-repeat-offset="0% vertical" draw:textarea-horizontal-align="justify" draw:textarea-vertical-align="middle" draw:auto-grow-height="false" fo:min-height="9.6cm" fo:min-width="5.4cm" fo:padding-top="0.135cm" fo:padding-bottom="0.135cm" fo:padding-left="0.26cm" fo:padding-right="0.26cm"/>
    </style:style>
    <style:style style:name="gr49"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88cm" fo:padding-top="0.135cm" fo:padding-bottom="0.135cm" fo:padding-left="0.26cm" fo:padding-right="0.26cm"/>
    </style:style>
    <style:style style:name="gr50" style:family="graphic" style:parent-style-name="objectwithoutfill">
      <style:graphic-properties draw:fill="none" draw:gradient-step-count="0" draw:opacity="50%" draw:textarea-horizontal-align="center" draw:textarea-vertical-align="middle" draw:shadow-opacity="50%"/>
    </style:style>
    <style:style style:name="gr51" style:family="graphic" style:parent-style-name="standard">
      <style:graphic-properties svg:stroke-width="0.02cm" svg:stroke-color="#999999" draw:marker-start-width="0.32cm" draw:marker-end-width="0.32cm" draw:fill="bitmap" draw:fill-image-name="Horizontal_20_Brick" draw:opacity="30%" draw:fill-image-width="5%" draw:fill-image-height="5%" style:repeat="repeat" draw:textarea-horizontal-align="justify" draw:textarea-vertical-align="middle" draw:auto-grow-height="false" fo:min-height="2.73cm" fo:min-width="2.48cm" fo:padding-top="0.135cm" fo:padding-bottom="0.135cm" fo:padding-left="0.26cm" fo:padding-right="0.26cm" draw:shadow-opacity="30%"/>
    </style:style>
    <style:style style:name="P1" style:family="paragraph">
      <loext:graphic-properties draw:fill="none"/>
      <style:paragraph-properties fo:text-align="center"/>
      <style:text-properties fo:language="uk" fo:country="UA"/>
    </style:style>
    <style:style style:name="P2" style:family="paragraph">
      <style:paragraph-properties fo:text-align="center"/>
      <style:text-properties fo:language="uk" fo:country="UA"/>
    </style:style>
    <style:style style:name="P3" style:family="paragraph">
      <loext:graphic-properties draw:fill="solid" draw:fill-color="#ffffd7"/>
      <style:paragraph-properties fo:text-align="center"/>
      <style:text-properties fo:language="uk" fo:country="UA"/>
    </style:style>
    <style:style style:name="P4" style:family="paragraph">
      <loext:graphic-properties draw:fill="bitmap" draw:fill-image-name="Colorful_20_Pebbles" draw:fill-image-width="30%" draw:fill-image-height="1000%" style:repeat="repeat" draw:fill-image-ref-point-x="0%" draw:fill-image-ref-point-y="0%" draw:fill-image-ref-point="center" draw:tile-repeat-offset="0% vertical"/>
      <style:paragraph-properties fo:text-align="center"/>
      <style:text-properties fo:language="uk" fo:country="UA"/>
    </style:style>
    <style:style style:name="P5" style:family="paragraph">
      <loext:graphic-properties draw:fill="bitmap" draw:fill-image-name="sand_5f_brick" draw:fill-image-width="5%" draw:fill-image-height="5%" style:repeat="repeat" draw:fill-image-ref-point-x="0%" draw:fill-image-ref-point-y="0%" draw:fill-image-ref-point="center" draw:tile-repeat-offset="0% vertical"/>
      <style:paragraph-properties fo:text-align="center"/>
      <style:text-properties fo:language="uk" fo:country="UA"/>
    </style:style>
    <style:style style:name="P6" style:family="paragraph">
      <loext:graphic-properties draw:fill="bitmap" draw:fill-image-name="brown_5f_brick" draw:fill-image-width="100%" draw:fill-image-height="5%" style:repeat="repeat" draw:fill-image-ref-point-x="0%" draw:fill-image-ref-point-y="0%" draw:fill-image-ref-point="center" draw:tile-repeat-offset="0% vertical"/>
      <style:paragraph-properties fo:text-align="center"/>
      <style:text-properties fo:language="uk" fo:country="UA"/>
    </style:style>
    <style:style style:name="P7" style:family="paragraph">
      <loext:graphic-properties draw:fill="bitmap" draw:fill-image-name="shifer_5f_red" draw:fill-image-width="10%" draw:fill-image-height="10%" style:repeat="repeat" draw:fill-image-ref-point-x="0%" draw:fill-image-ref-point-y="0%" draw:fill-image-ref-point="center" draw:tile-repeat-offset="0% vertical"/>
      <style:paragraph-properties fo:text-align="center"/>
      <style:text-properties fo:language="uk" fo:country="UA"/>
    </style:style>
    <style:style style:name="P8" style:family="paragraph">
      <loext:graphic-properties draw:fill="solid" draw:fill-color="#784b04"/>
      <style:paragraph-properties fo:text-align="center"/>
      <style:text-properties fo:language="uk" fo:country="UA"/>
    </style:style>
    <style:style style:name="P9" style:family="paragraph">
      <loext:graphic-properties draw:fill="gradient" draw:fill-color="#b4c7dc" draw:fill-gradient-name="Blue_20_Touch" draw:gradient-step-count="0"/>
      <style:paragraph-properties fo:text-align="center"/>
      <style:text-properties fo:language="uk" fo:country="UA"/>
    </style:style>
    <style:style style:name="P10" style:family="paragraph">
      <loext:graphic-properties draw:fill="solid" draw:fill-color="#999999"/>
      <style:paragraph-properties fo:text-align="center"/>
      <style:text-properties fo:language="uk" fo:country="UA"/>
    </style:style>
    <style:style style:name="P11" style:family="paragraph">
      <loext:graphic-properties draw:fill="solid" draw:fill-color="#ffdbb6"/>
      <style:paragraph-properties fo:text-align="center"/>
      <style:text-properties fo:language="uk" fo:country="UA"/>
    </style:style>
    <style:style style:name="P12" style:family="paragraph">
      <loext:graphic-properties draw:fill="bitmap" draw:fill-image-name="brown_5f_brick" draw:fill-image-width="100%" draw:fill-image-height="100%" style:repeat="repeat" draw:fill-image-ref-point-x="0%" draw:fill-image-ref-point-y="0%" draw:fill-image-ref-point="top-left" draw:tile-repeat-offset="0% vertical"/>
      <style:paragraph-properties fo:text-align="center"/>
      <style:text-properties fo:language="uk" fo:country="UA"/>
    </style:style>
    <style:style style:name="P13" style:family="paragraph">
      <loext:graphic-properties draw:fill="bitmap" draw:fill-image-name="sand_5f_brick" draw:fill-image-width="5%" draw:fill-image-height="5%" style:repeat="repeat"/>
      <style:paragraph-properties fo:text-align="center"/>
      <style:text-properties fo:language="uk" fo:country="UA"/>
    </style:style>
    <style:style style:name="P14" style:family="paragraph">
      <loext:graphic-properties draw:fill="gradient" draw:fill-gradient-name="gradient" draw:gradient-step-count="0"/>
      <style:paragraph-properties fo:text-align="center"/>
      <style:text-properties fo:language="uk" fo:country="UA"/>
    </style:style>
    <style:style style:name="P15" style:family="paragraph">
      <loext:graphic-properties draw:fill="solid" draw:fill-color="#611729"/>
      <style:paragraph-properties fo:text-align="center"/>
      <style:text-properties fo:language="uk" fo:country="UA"/>
    </style:style>
    <style:style style:name="P16" style:family="paragraph">
      <loext:graphic-properties draw:fill="solid" draw:fill-color="#861141"/>
      <style:paragraph-properties fo:text-align="center"/>
      <style:text-properties fo:language="uk" fo:country="UA"/>
    </style:style>
    <style:style style:name="P17" style:family="paragraph">
      <loext:graphic-properties draw:fill="gradient" draw:fill-gradient-name="Gradient_20_2" draw:gradient-step-count="0"/>
      <style:paragraph-properties fo:text-align="center"/>
      <style:text-properties fo:language="uk" fo:country="UA"/>
    </style:style>
    <style:style style:name="P18" style:family="paragraph">
      <loext:graphic-properties draw:fill="gradient" draw:fill-gradient-name="Gradient_20_2"/>
      <style:paragraph-properties fo:text-align="center"/>
      <style:text-properties fo:language="uk" fo:country="UA"/>
    </style:style>
    <style:style style:name="P19" style:family="paragraph">
      <style:paragraph-properties fo:text-align="center"/>
    </style:style>
    <style:style style:name="P20" style:family="paragraph">
      <loext:graphic-properties draw:fill="none" draw:fill-color="#ffffff"/>
      <style:paragraph-properties fo:text-align="center"/>
      <style:text-properties fo:language="uk" fo:country="UA"/>
    </style:style>
    <style:style style:name="P21" style:family="paragraph">
      <loext:graphic-properties draw:fill="bitmap" draw:gradient-step-count="0" draw:fill-image-name="sand_5f_brick" draw:opacity="100%" draw:fill-image-width="35%" draw:fill-image-height="15%" style:repeat="repeat" draw:fill-image-ref-point-x="0%" draw:fill-image-ref-point-y="0%" draw:fill-image-ref-point="center" draw:tile-repeat-offset="0% vertical"/>
      <style:paragraph-properties fo:text-align="center"/>
      <style:text-properties fo:language="uk" fo:country="UA"/>
    </style:style>
    <style:style style:name="P22" style:family="paragraph">
      <loext:graphic-properties draw:fill="gradient" draw:fill-gradient-name="Gradient_20_1" draw:gradient-step-count="0" draw:opacity="50%"/>
      <style:paragraph-properties fo:text-align="center"/>
      <style:text-properties fo:language="uk" fo:country="UA"/>
    </style:style>
    <style:style style:name="P23" style:family="paragraph">
      <style:paragraph-properties fo:margin-left="0cm" fo:margin-right="0cm" fo:margin-top="0cm" fo:margin-bottom="0cm" fo:line-height="100%" fo:text-align="center" fo:text-indent="0cm"/>
      <style:text-properties fo:language="uk" fo:country="UA"/>
    </style:style>
    <style:style style:name="P24" style:family="paragraph">
      <loext:graphic-properties draw:fill="solid" draw:fill-color="#b4c7dc"/>
      <style:paragraph-properties fo:text-align="center"/>
      <style:text-properties fo:language="uk" fo:country="UA"/>
    </style:style>
    <style:style style:name="P25" style:family="paragraph">
      <loext:graphic-properties draw:fill="solid" draw:fill-color="#50200c"/>
      <style:paragraph-properties fo:text-align="center"/>
      <style:text-properties fo:language="uk" fo:country="UA"/>
    </style:style>
    <style:style style:name="P26" style:family="paragraph">
      <loext:graphic-properties draw:fill="bitmap" draw:fill-image-name="Parchment_20_Paper" draw:fill-image-width="0.1cm" draw:fill-image-height="0.1cm" style:repeat="repeat" draw:fill-image-ref-point-x="0%" draw:fill-image-ref-point-y="0%" draw:fill-image-ref-point="center" draw:tile-repeat-offset="0% vertical"/>
      <style:paragraph-properties fo:text-align="center"/>
      <style:text-properties fo:language="uk" fo:country="UA"/>
    </style:style>
    <style:style style:name="P27" style:family="paragraph">
      <loext:graphic-properties draw:fill="none" draw:gradient-step-count="0" draw:opacity="50%"/>
      <style:paragraph-properties fo:text-align="center"/>
      <style:text-properties fo:language="uk" fo:country="UA"/>
    </style:style>
    <style:style style:name="P28" style:family="paragraph">
      <loext:graphic-properties draw:fill="bitmap" draw:fill-image-name="Horizontal_20_Brick" draw:opacity="30%" draw:fill-image-width="5%" draw:fill-image-height="5%" style:repeat="repeat"/>
      <style:paragraph-properties fo:text-align="center"/>
      <style:text-properties fo:language="uk" fo:country="UA"/>
    </style:style>
    <style:style style:name="T1" style:family="text">
      <style:text-properties fo:language="uk" fo:country="UA"/>
    </style:style>
    <style:style style:name="T2" style:family="text">
      <style:text-properties fo:font-variant="normal" fo:text-transform="none" style:use-window-font-color="true" style:text-outline="false" style:text-line-through-style="none" style:text-line-through-type="none" fo:language="uk" fo:country="UA"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9cm" svg:height="9cm" draw:transform="rotate (-1.5707963267949) translate (13cm 6cm)">
          <text:p/>
          <draw:enhanced-geometry svg:viewBox="0 0 21600 21600" draw:type="rectangle" draw:enhanced-path="M 0 0 L 21600 0 21600 21600 0 21600 0 0 Z N"/>
        </draw:custom-shape>
        <draw:line draw:style-name="gr2" draw:text-style-name="P1" draw:layer="layout" svg:x1="8.5cm" svg:y1="6cm" svg:x2="8.5cm" svg:y2="15cm">
          <text:p/>
        </draw:line>
        <draw:line draw:style-name="gr2" draw:text-style-name="P1" draw:layer="layout" svg:x1="8.8cm" svg:y1="6cm" svg:x2="8.8cm" svg:y2="12.55cm">
          <text:p/>
        </draw:line>
        <draw:line draw:style-name="gr2" draw:text-style-name="P1" draw:layer="layout" svg:x1="8.5cm" svg:y1="9cm" svg:x2="4cm" svg:y2="9cm">
          <text:p/>
        </draw:line>
        <draw:line draw:style-name="gr2" draw:text-style-name="P1" draw:layer="layout" svg:x1="8.5cm" svg:y1="9.15cm" svg:x2="4cm" svg:y2="9.15cm">
          <text:p/>
        </draw:line>
        <draw:line draw:style-name="gr2" draw:text-style-name="P1" draw:layer="layout" svg:x1="6.85cm" svg:y1="12.15cm" svg:x2="6.85cm" svg:y2="15cm">
          <text:p/>
        </draw:line>
        <draw:line draw:style-name="gr2" draw:text-style-name="P1" draw:layer="layout" svg:x1="7cm" svg:y1="12.1cm" svg:x2="7cm" svg:y2="15cm">
          <text:p/>
        </draw:line>
        <draw:line draw:style-name="gr2" draw:text-style-name="P1" draw:layer="layout" svg:x1="7cm" svg:y1="9.15cm" svg:x2="7cm" svg:y2="10.25cm">
          <text:p/>
        </draw:line>
        <draw:line draw:style-name="gr2" draw:text-style-name="P1" draw:layer="layout" svg:x1="6.5cm" svg:y1="9.15cm" svg:x2="6.5cm" svg:y2="10.25cm">
          <text:p/>
        </draw:line>
        <draw:line draw:style-name="gr2" draw:text-style-name="P1" draw:layer="layout" svg:x1="5.5cm" svg:y1="9.15cm" svg:x2="5.5cm" svg:y2="11.35cm">
          <text:p/>
        </draw:line>
        <draw:line draw:style-name="gr2" draw:text-style-name="P1" draw:layer="layout" svg:x1="5.25cm" svg:y1="9.15cm" svg:x2="5.25cm" svg:y2="11.35cm">
          <text:p/>
        </draw:line>
        <draw:line draw:style-name="gr2" draw:text-style-name="P1" draw:layer="layout" svg:x1="5.75cm" svg:y1="9.15cm" svg:x2="5.75cm" svg:y2="11.35cm">
          <text:p/>
        </draw:line>
        <draw:line draw:style-name="gr2" draw:text-style-name="P1" draw:layer="layout" svg:x1="6.25cm" svg:y1="9.15cm" svg:x2="6.25cm" svg:y2="10.25cm">
          <text:p/>
        </draw:line>
        <draw:line draw:style-name="gr2" draw:text-style-name="P1" draw:layer="layout" svg:x1="6.75cm" svg:y1="9.15cm" svg:x2="6.75cm" svg:y2="10.25cm">
          <text:p/>
        </draw:line>
        <draw:line draw:style-name="gr2" draw:text-style-name="P1" draw:layer="layout" svg:x1="7.5cm" svg:y1="10.25cm" svg:x2="5cm" svg:y2="10.25cm">
          <text:p/>
        </draw:line>
        <draw:line draw:style-name="gr2" draw:text-style-name="P1" draw:layer="layout" svg:x1="5cm" svg:y1="9.15cm" svg:x2="5cm" svg:y2="11.35cm">
          <text:p/>
        </draw:line>
        <draw:line draw:style-name="gr2" draw:text-style-name="P1" draw:layer="layout" svg:x1="6.25cm" svg:y1="11.35cm" svg:x2="4cm" svg:y2="11.35cm">
          <text:p/>
        </draw:line>
        <draw:line draw:style-name="gr2" draw:text-style-name="P1" draw:layer="layout" svg:x1="6.2cm" svg:y1="11.5cm" svg:x2="4cm" svg:y2="11.5cm">
          <text:p/>
        </draw:line>
        <draw:line draw:style-name="gr2" draw:text-style-name="P1" draw:layer="layout" svg:x1="6.85cm" svg:y1="13.3cm" svg:x2="4cm" svg:y2="13.3cm">
          <text:p/>
        </draw:line>
        <draw:line draw:style-name="gr2" draw:text-style-name="P1" draw:layer="layout" svg:x1="6.85cm" svg:y1="13.45cm" svg:x2="4cm" svg:y2="13.45cm">
          <text:p/>
        </draw:line>
        <draw:line draw:style-name="gr2" draw:text-style-name="P1" draw:layer="layout" svg:x1="7.5cm" svg:y1="9.15cm" svg:x2="7.5cm" svg:y2="10.25cm">
          <text:p/>
        </draw:line>
        <draw:line draw:style-name="gr2" draw:text-style-name="P1" draw:layer="layout" svg:x1="7.25cm" svg:y1="9.15cm" svg:x2="7.25cm" svg:y2="10.25cm">
          <text:p/>
        </draw:line>
        <draw:line draw:style-name="gr2" draw:text-style-name="P1" draw:layer="layout" svg:x1="6cm" svg:y1="9.15cm" svg:x2="6cm" svg:y2="11.35cm">
          <text:p/>
        </draw:line>
        <draw:line draw:style-name="gr2" draw:text-style-name="P1" draw:layer="layout" svg:x1="6.25cm" svg:y1="11.35cm" svg:x2="7cm" svg:y2="12.1cm">
          <text:p/>
        </draw:line>
        <draw:line draw:style-name="gr2" draw:text-style-name="P1" draw:layer="layout" svg:x1="6.2cm" svg:y1="11.5cm" svg:x2="6.85cm" svg:y2="12.15cm">
          <text:p/>
        </draw:line>
        <draw:custom-shape draw:style-name="gr3" draw:text-style-name="P1" draw:layer="layout" svg:width="9.9cm" svg:height="9.9cm" draw:transform="rotate (-1.5707963267949) translate (13.45cm 5.55cm)">
          <text:p/>
          <draw:enhanced-geometry svg:viewBox="0 0 21600 21600" draw:extrusion="false" draw:type="rectangle" draw:enhanced-path="M 0 0 L 21600 0 21600 21600 0 21600 0 0 Z N"/>
        </draw:custom-shape>
        <draw:custom-shape draw:style-name="gr1" draw:text-style-name="P1" draw:layer="layout" svg:width="9cm" svg:height="9cm" draw:transform="rotate (-1.5707963267949) translate (26cm 6cm)">
          <text:p/>
          <draw:enhanced-geometry svg:viewBox="0 0 21600 21600" draw:type="rectangle" draw:enhanced-path="M 0 0 L 21600 0 21600 21600 0 21600 0 0 Z N"/>
        </draw:custom-shape>
        <draw:line draw:style-name="gr2" draw:text-style-name="P1" draw:layer="layout" svg:x1="22cm" svg:y1="9cm" svg:x2="17cm" svg:y2="9cm">
          <text:p/>
        </draw:line>
        <draw:line draw:style-name="gr2" draw:text-style-name="P1" draw:layer="layout" svg:x1="22cm" svg:y1="9.15cm" svg:x2="17cm" svg:y2="9.15cm">
          <text:p/>
        </draw:line>
        <draw:line draw:style-name="gr2" draw:text-style-name="P1" draw:layer="layout" svg:x1="22cm" svg:y1="6cm" svg:x2="22cm" svg:y2="11cm">
          <text:p/>
        </draw:line>
        <draw:line draw:style-name="gr2" draw:text-style-name="P1" draw:layer="layout" svg:x1="22.15cm" svg:y1="6cm" svg:x2="22.15cm" svg:y2="11cm">
          <text:p/>
        </draw:line>
        <draw:line draw:style-name="gr2" draw:text-style-name="P1" draw:layer="layout" svg:x1="20cm" svg:y1="9.15cm" svg:x2="20cm" svg:y2="10.25cm">
          <text:p/>
        </draw:line>
        <draw:line draw:style-name="gr2" draw:text-style-name="P1" draw:layer="layout" svg:x1="19.5cm" svg:y1="9.15cm" svg:x2="19.5cm" svg:y2="10.25cm">
          <text:p/>
        </draw:line>
        <draw:line draw:style-name="gr2" draw:text-style-name="P1" draw:layer="layout" svg:x1="18.5cm" svg:y1="9.15cm" svg:x2="18.5cm" svg:y2="11.35cm">
          <text:p/>
        </draw:line>
        <draw:line draw:style-name="gr2" draw:text-style-name="P1" draw:layer="layout" svg:x1="18.25cm" svg:y1="9.15cm" svg:x2="18.25cm" svg:y2="11.35cm">
          <text:p/>
        </draw:line>
        <draw:line draw:style-name="gr2" draw:text-style-name="P1" draw:layer="layout" svg:x1="18.75cm" svg:y1="9.15cm" svg:x2="18.75cm" svg:y2="11.35cm">
          <text:p/>
        </draw:line>
        <draw:line draw:style-name="gr2" draw:text-style-name="P1" draw:layer="layout" svg:x1="19.25cm" svg:y1="9.15cm" svg:x2="19.25cm" svg:y2="10.25cm">
          <text:p/>
        </draw:line>
        <draw:line draw:style-name="gr2" draw:text-style-name="P1" draw:layer="layout" svg:x1="19.75cm" svg:y1="9.15cm" svg:x2="19.75cm" svg:y2="10.25cm">
          <text:p/>
        </draw:line>
        <draw:line draw:style-name="gr2" draw:text-style-name="P1" draw:layer="layout" svg:x1="20cm" svg:y1="10.25cm" svg:x2="18cm" svg:y2="10.25cm">
          <text:p/>
        </draw:line>
        <draw:line draw:style-name="gr2" draw:text-style-name="P1" draw:layer="layout" svg:x1="18cm" svg:y1="9.15cm" svg:x2="18cm" svg:y2="11.35cm">
          <text:p/>
        </draw:line>
        <draw:line draw:style-name="gr4" draw:text-style-name="P1" draw:layer="layout" svg:x1="20.5cm" svg:y1="9.15cm" svg:x2="20.5cm" svg:y2="10.25cm">
          <text:p/>
        </draw:line>
        <draw:line draw:style-name="gr4" draw:text-style-name="P1" draw:layer="layout" svg:x1="20.25cm" svg:y1="9.15cm" svg:x2="20.25cm" svg:y2="10.25cm">
          <text:p/>
        </draw:line>
        <draw:line draw:style-name="gr2" draw:text-style-name="P1" draw:layer="layout" svg:x1="21cm" svg:y1="12cm" svg:x2="21cm" svg:y2="15cm">
          <text:p/>
        </draw:line>
        <draw:line draw:style-name="gr2" draw:text-style-name="P1" draw:layer="layout" svg:x1="21.15cm" svg:y1="12.05cm" svg:x2="21.15cm" svg:y2="15cm">
          <text:p/>
        </draw:line>
        <draw:line draw:style-name="gr2" draw:text-style-name="P1" draw:layer="layout" svg:x1="26cm" svg:y1="11cm" svg:x2="22.15cm" svg:y2="11cm">
          <text:p/>
        </draw:line>
        <draw:line draw:style-name="gr2" draw:text-style-name="P1" draw:layer="layout" svg:x1="26cm" svg:y1="11.15cm" svg:x2="22.05cm" svg:y2="11.15cm">
          <text:p/>
        </draw:line>
        <draw:line draw:style-name="gr2" draw:text-style-name="P1" draw:layer="layout" svg:x1="19cm" svg:y1="9.15cm" svg:x2="19cm" svg:y2="11.35cm">
          <text:p/>
        </draw:line>
        <draw:line draw:style-name="gr2" draw:text-style-name="P1" draw:layer="layout" svg:x1="22.05cm" svg:y1="11.15cm" svg:x2="21.15cm" svg:y2="12.05cm">
          <text:p/>
        </draw:line>
        <draw:line draw:style-name="gr2" draw:text-style-name="P1" draw:layer="layout" svg:x1="22cm" svg:y1="11cm" svg:x2="21cm" svg:y2="12cm">
          <text:p/>
        </draw:line>
        <draw:custom-shape draw:style-name="gr3" draw:text-style-name="P1" draw:layer="layout" svg:width="9.9cm" svg:height="9.9cm" draw:transform="rotate (-1.5707963267949) translate (26.45cm 5.55cm)">
          <text:p/>
          <draw:enhanced-geometry svg:viewBox="0 0 21600 21600" draw:type="rectangle" draw:enhanced-path="M 0 0 L 21600 0 21600 21600 0 21600 0 0 Z N"/>
        </draw:custom-shape>
        <draw:line draw:style-name="gr2" draw:text-style-name="P1" draw:layer="layout" svg:x1="13cm" svg:y1="13cm" svg:x2="9cm" svg:y2="13cm">
          <text:p/>
        </draw:line>
        <draw:line draw:style-name="gr2" draw:text-style-name="P1" draw:layer="layout" svg:x1="13cm" svg:y1="12.55cm" svg:x2="8.8cm" svg:y2="12.55cm">
          <text:p/>
        </draw:line>
        <draw:line draw:style-name="gr2" draw:text-style-name="P1" draw:layer="layout" svg:x1="9cm" svg:y1="13cm" svg:x2="9cm" svg:y2="15cm">
          <text:p/>
        </draw:line>
        <draw:g>
          <draw:line draw:style-name="gr5" draw:text-style-name="P1" draw:layer="layout" svg:x1="7.3cm" svg:y1="15.3cm" svg:x2="8.1cm" svg:y2="15.3cm">
            <text:p/>
          </draw:line>
          <draw:line draw:style-name="gr2" draw:text-style-name="P1" draw:layer="layout" svg:x1="7.3cm" svg:y1="15cm" svg:x2="7.3cm" svg:y2="15.45cm">
            <text:p/>
          </draw:line>
          <draw:line draw:style-name="gr2" draw:text-style-name="P1" draw:layer="layout" svg:x1="8.1cm" svg:y1="15cm" svg:x2="8.1cm" svg:y2="15.45cm">
            <text:p/>
          </draw:line>
        </draw:g>
        <draw:line draw:style-name="gr4" draw:text-style-name="P1" draw:layer="layout" svg:x1="20cm" svg:y1="10.25cm" svg:x2="20.5cm" svg:y2="10.25cm">
          <text:p/>
        </draw:line>
        <draw:g>
          <draw:line draw:style-name="gr5" draw:text-style-name="P1" draw:layer="layout" svg:x1="3.7cm" svg:y1="12.2cm" svg:x2="3.7cm" svg:y2="12.6cm">
            <text:p/>
          </draw:line>
          <draw:line draw:style-name="gr2" draw:text-style-name="P1" draw:layer="layout" svg:x1="4cm" svg:y1="12.2cm" svg:x2="3.55cm" svg:y2="12.2cm">
            <text:p/>
          </draw:line>
          <draw:line draw:style-name="gr2" draw:text-style-name="P1" draw:layer="layout" svg:x1="4cm" svg:y1="12.6cm" svg:x2="3.55cm" svg:y2="12.6cm">
            <text:p/>
          </draw:line>
        </draw:g>
        <draw:line draw:style-name="gr2" draw:text-style-name="P1" draw:layer="layout" svg:x1="10.7cm" svg:y1="15cm" svg:x2="10.7cm" svg:y2="15.45cm">
          <text:p/>
        </draw:line>
        <draw:line draw:style-name="gr2" draw:text-style-name="P1" draw:layer="layout" svg:x1="9.3cm" svg:y1="15cm" svg:x2="9.3cm" svg:y2="15.45cm">
          <text:p/>
        </draw:line>
        <draw:line draw:style-name="gr2" draw:text-style-name="P1" draw:layer="layout" svg:x1="12.7cm" svg:y1="15cm" svg:x2="12.7cm" svg:y2="15.45cm">
          <text:p/>
        </draw:line>
        <draw:line draw:style-name="gr2" draw:text-style-name="P1" draw:layer="layout" svg:x1="11.3cm" svg:y1="15cm" svg:x2="11.3cm" svg:y2="15.45cm">
          <text:p/>
        </draw:line>
        <draw:line draw:style-name="gr2" draw:text-style-name="P1" draw:layer="layout" svg:x1="13cm" svg:y1="13.3cm" svg:x2="13.45cm" svg:y2="13.3cm">
          <text:p/>
        </draw:line>
        <draw:line draw:style-name="gr2" draw:text-style-name="P1" draw:layer="layout" svg:x1="13cm" svg:y1="14.7cm" svg:x2="13.45cm" svg:y2="14.7cm">
          <text:p/>
        </draw:line>
        <draw:g>
          <draw:line draw:style-name="gr2" draw:text-style-name="P1" draw:layer="layout" svg:x1="6.991cm" svg:y1="14.8cm" svg:x2="6.841cm" svg:y2="14.8cm">
            <text:p/>
          </draw:line>
          <draw:line draw:style-name="gr2" draw:text-style-name="P1" draw:layer="layout" svg:x1="6.991cm" svg:y1="13.9cm" svg:x2="6.841cm" svg:y2="13.9cm">
            <text:p/>
          </draw:line>
          <draw:line draw:style-name="gr2" draw:text-style-name="P1" draw:layer="layout" svg:x1="7.627cm" svg:y1="14.162cm" svg:x2="6.991cm" svg:y2="14.798cm">
            <text:p/>
          </draw:line>
          <draw:circle draw:style-name="gr6" draw:text-style-name="P2" draw:layer="layout" svg:width="1.8cm" svg:height="1.8cm" draw:transform="rotate (-1.5707963267949) translate (7.9cm 13.9cm)" draw:kind="arc" draw:start-angle="90.13" draw:end-angle="180.57">
            <text:p/>
          </draw:circle>
        </draw:g>
        <draw:g>
          <draw:line draw:style-name="gr2" draw:text-style-name="P1" draw:layer="layout" svg:x1="6.306cm" svg:y1="11.408cm" svg:x2="6.2cm" svg:y2="11.514cm">
            <text:p/>
          </draw:line>
          <draw:line draw:style-name="gr2" draw:text-style-name="P1" draw:layer="layout" svg:x1="6.942cm" svg:y1="12.044cm" svg:x2="6.836cm" svg:y2="12.15cm">
            <text:p/>
          </draw:line>
          <draw:line draw:style-name="gr2" draw:text-style-name="P1" draw:layer="layout" svg:x1="7.207cm" svg:y1="11.409cm" svg:x2="6.307cm" svg:y2="11.409cm">
            <text:p/>
          </draw:line>
          <draw:circle draw:style-name="gr6" draw:text-style-name="P2" draw:layer="layout" svg:width="1.8cm" svg:height="1.8cm" draw:transform="rotate (-0.785398163397449) translate (6.312cm 10.129cm)" draw:kind="arc" draw:start-angle="359.43" draw:end-angle="89.88">
            <text:p/>
          </draw:circle>
        </draw:g>
        <draw:line draw:style-name="gr2" draw:text-style-name="P1" draw:layer="layout" svg:x1="19.85cm" svg:y1="12.15cm" svg:x2="19.85cm" svg:y2="15cm">
          <text:p/>
        </draw:line>
        <draw:line draw:style-name="gr2" draw:text-style-name="P1" draw:layer="layout" svg:x1="20cm" svg:y1="12.1cm" svg:x2="20cm" svg:y2="15cm">
          <text:p/>
        </draw:line>
        <draw:line draw:style-name="gr2" draw:text-style-name="P1" draw:layer="layout" svg:x1="19.25cm" svg:y1="11.35cm" svg:x2="17cm" svg:y2="11.35cm">
          <text:p/>
        </draw:line>
        <draw:line draw:style-name="gr2" draw:text-style-name="P1" draw:layer="layout" svg:x1="19.2cm" svg:y1="11.5cm" svg:x2="17cm" svg:y2="11.5cm">
          <text:p/>
        </draw:line>
        <draw:line draw:style-name="gr2" draw:text-style-name="P1" draw:layer="layout" svg:x1="19.85cm" svg:y1="13.3cm" svg:x2="17cm" svg:y2="13.3cm">
          <text:p/>
        </draw:line>
        <draw:line draw:style-name="gr2" draw:text-style-name="P1" draw:layer="layout" svg:x1="19.85cm" svg:y1="13.45cm" svg:x2="17cm" svg:y2="13.45cm">
          <text:p/>
        </draw:line>
        <draw:line draw:style-name="gr2" draw:text-style-name="P1" draw:layer="layout" svg:x1="19.25cm" svg:y1="11.35cm" svg:x2="20cm" svg:y2="12.1cm">
          <text:p/>
        </draw:line>
        <draw:line draw:style-name="gr2" draw:text-style-name="P1" draw:layer="layout" svg:x1="19.2cm" svg:y1="11.5cm" svg:x2="19.85cm" svg:y2="12.15cm">
          <text:p/>
        </draw:line>
        <draw:g>
          <draw:line draw:style-name="gr2" draw:text-style-name="P1" draw:layer="layout" svg:x1="19.991cm" svg:y1="14.8cm" svg:x2="19.841cm" svg:y2="14.8cm">
            <text:p/>
          </draw:line>
          <draw:line draw:style-name="gr2" draw:text-style-name="P1" draw:layer="layout" svg:x1="19.991cm" svg:y1="13.9cm" svg:x2="19.841cm" svg:y2="13.9cm">
            <text:p/>
          </draw:line>
          <draw:line draw:style-name="gr2" draw:text-style-name="P1" draw:layer="layout" svg:x1="20.627cm" svg:y1="14.162cm" svg:x2="19.991cm" svg:y2="14.798cm">
            <text:p/>
          </draw:line>
          <draw:circle draw:style-name="gr6" draw:text-style-name="P2" draw:layer="layout" svg:width="1.8cm" svg:height="1.8cm" draw:transform="rotate (-1.5707963267949) translate (20.9cm 13.9cm)" draw:kind="arc" draw:start-angle="90.13" draw:end-angle="180.57">
            <text:p/>
          </draw:circle>
        </draw:g>
        <draw:g>
          <draw:line draw:style-name="gr2" draw:text-style-name="P1" draw:layer="layout" svg:x1="19.306cm" svg:y1="11.408cm" svg:x2="19.2cm" svg:y2="11.514cm">
            <text:p/>
          </draw:line>
          <draw:line draw:style-name="gr2" draw:text-style-name="P1" draw:layer="layout" svg:x1="19.942cm" svg:y1="12.044cm" svg:x2="19.836cm" svg:y2="12.15cm">
            <text:p/>
          </draw:line>
          <draw:line draw:style-name="gr2" draw:text-style-name="P1" draw:layer="layout" svg:x1="20.207cm" svg:y1="11.409cm" svg:x2="19.307cm" svg:y2="11.409cm">
            <text:p/>
          </draw:line>
          <draw:circle draw:style-name="gr6" draw:text-style-name="P2" draw:layer="layout" svg:width="1.8cm" svg:height="1.8cm" draw:transform="rotate (-0.785398163397449) translate (19.312cm 10.129cm)" draw:kind="arc" draw:start-angle="359.43" draw:end-angle="89.88">
            <text:p/>
          </draw:circle>
        </draw:g>
        <draw:g>
          <draw:line draw:style-name="gr2" draw:text-style-name="P1" draw:layer="layout" svg:x1="20.55cm" svg:y1="9.15cm" svg:x2="20.55cm" svg:y2="9cm">
            <text:p/>
          </draw:line>
          <draw:line draw:style-name="gr2" draw:text-style-name="P1" draw:layer="layout" svg:x1="21.45cm" svg:y1="9.15cm" svg:x2="21.45cm" svg:y2="9cm">
            <text:p/>
          </draw:line>
          <draw:line draw:style-name="gr2" draw:text-style-name="P1" draw:layer="layout" svg:x1="21.188cm" svg:y1="9.786cm" svg:x2="20.552cm" svg:y2="9.15cm">
            <text:p/>
          </draw:line>
          <draw:circle draw:style-name="gr6" draw:text-style-name="P2" draw:layer="layout" svg:width="1.8cm" svg:height="1.8cm" draw:transform="rotate (-3.14159265358979) translate (21.45cm 10.059cm)" draw:kind="arc" draw:start-angle="90.13" draw:end-angle="180.57">
            <text:p/>
          </draw:circle>
        </draw:g>
        <draw:g>
          <draw:line draw:style-name="gr2" draw:text-style-name="P1" draw:layer="layout" svg:x1="22.009cm" svg:y1="9.55cm" svg:x2="22.159cm" svg:y2="9.55cm">
            <text:p/>
          </draw:line>
          <draw:line draw:style-name="gr2" draw:text-style-name="P1" draw:layer="layout" svg:x1="22.009cm" svg:y1="10.45cm" svg:x2="22.159cm" svg:y2="10.45cm">
            <text:p/>
          </draw:line>
          <draw:line draw:style-name="gr2" draw:text-style-name="P1" draw:layer="layout" svg:x1="21.373cm" svg:y1="10.188cm" svg:x2="22.009cm" svg:y2="9.552cm">
            <text:p/>
          </draw:line>
          <draw:circle draw:style-name="gr6" draw:text-style-name="P2" draw:layer="layout" svg:width="1.8cm" svg:height="1.8cm" draw:transform="rotate (1.5707963267949) translate (21.1cm 10.45cm)" draw:kind="arc" draw:start-angle="90.13" draw:end-angle="180.57">
            <text:p/>
          </draw:circle>
        </draw:g>
        <draw:g>
          <draw:line draw:style-name="gr2" draw:text-style-name="P1" draw:layer="layout" svg:x1="21.808cm" svg:y1="11.158cm" svg:x2="21.914cm" svg:y2="11.264cm">
            <text:p/>
          </draw:line>
          <draw:line draw:style-name="gr2" draw:text-style-name="P1" draw:layer="layout" svg:x1="21.172cm" svg:y1="11.794cm" svg:x2="21.278cm" svg:y2="11.9cm">
            <text:p/>
          </draw:line>
          <draw:line draw:style-name="gr2" draw:text-style-name="P1" draw:layer="layout" svg:x1="20.907cm" svg:y1="11.159cm" svg:x2="21.806cm" svg:y2="11.159cm">
            <text:p/>
          </draw:line>
          <draw:circle draw:style-name="gr6" draw:text-style-name="P2" draw:layer="layout" svg:width="1.8cm" svg:height="1.8cm" draw:transform="rotate (0.785398163397448) translate (20.529cm 11.151cm)" draw:kind="arc" draw:start-angle="90.13" draw:end-angle="180.57">
            <text:p/>
          </draw:circle>
        </draw:g>
        <draw:line draw:style-name="gr2" draw:text-style-name="P1" draw:layer="layout" svg:x1="9cm" svg:y1="14.5cm" svg:x2="8.5cm" svg:y2="14.45cm">
          <text:p/>
        </draw:line>
        <draw:line draw:style-name="gr2" draw:text-style-name="P1" draw:layer="layout" svg:x1="9cm" svg:y1="13.5cm" svg:x2="8.5cm" svg:y2="13.55cm">
          <text:p/>
        </draw:line>
        <draw:line draw:style-name="gr2" draw:text-style-name="P1" draw:layer="layout" svg:x1="9.7cm" svg:y1="13.8cm" svg:x2="9cm" svg:y2="14.498cm">
          <text:p/>
        </draw:line>
        <draw:ellipse draw:style-name="gr6" draw:text-style-name="P2" draw:layer="layout" svg:width="2.004cm" svg:height="1.98cm" draw:transform="rotate (-1.5707963267949) translate (10cm 13.5cm)" draw:kind="arc" draw:start-angle="90.13" draw:end-angle="180.57">
          <text:p/>
        </draw:ellipse>
        <draw:line draw:style-name="gr2" draw:text-style-name="P1" draw:layer="layout" svg:x1="7.864cm" svg:y1="13.812cm" svg:x2="8.5cm" svg:y2="14.448cm">
          <text:p/>
        </draw:line>
        <draw:circle draw:style-name="gr6" draw:text-style-name="P2" draw:layer="layout" svg:width="1.8cm" svg:height="1.8cm" draw:transform="rotate (1.5707963267949) translate (7.591cm 15.35cm)" draw:kind="arc" draw:start-angle="359.43" draw:end-angle="89.87">
          <text:p/>
        </draw:circle>
        <draw:line draw:style-name="gr2" draw:text-style-name="P1" draw:layer="layout" svg:x1="8.5cm" svg:y1="10cm" svg:x2="8.8cm" svg:y2="10cm">
          <text:p/>
        </draw:line>
        <draw:line draw:style-name="gr2" draw:text-style-name="P1" draw:layer="layout" svg:x1="8.5cm" svg:y1="12cm" svg:x2="8.8cm" svg:y2="12cm">
          <text:p/>
        </draw:line>
        <draw:g>
          <draw:line draw:style-name="gr2" draw:text-style-name="P1" draw:layer="layout" svg:x1="8.4cm" svg:y1="9.141cm" svg:x2="8.4cm" svg:y2="8.991cm">
            <text:p/>
          </draw:line>
          <draw:line draw:style-name="gr2" draw:text-style-name="P1" draw:layer="layout" svg:x1="7.5cm" svg:y1="9.141cm" svg:x2="7.5cm" svg:y2="8.991cm">
            <text:p/>
          </draw:line>
          <draw:line draw:style-name="gr2" draw:text-style-name="P1" draw:layer="layout" svg:x1="7.762cm" svg:y1="9.777cm" svg:x2="8.398cm" svg:y2="9.141cm">
            <text:p/>
          </draw:line>
          <draw:circle draw:style-name="gr6" draw:text-style-name="P2" draw:layer="layout" svg:width="1.8cm" svg:height="1.8cm" draw:transform="rotate (-3.14159265358979) translate (9.3cm 10.05cm)" draw:kind="arc" draw:start-angle="359.43" draw:end-angle="89.87">
            <text:p/>
          </draw:circle>
        </draw:g>
        <draw:line draw:style-name="gr2" draw:text-style-name="P1" draw:layer="layout" svg:x1="4cm" svg:y1="11cm" svg:x2="3.55cm" svg:y2="11cm">
          <text:p/>
        </draw:line>
        <draw:line draw:style-name="gr2" draw:text-style-name="P1" draw:layer="layout" svg:x1="4cm" svg:y1="10cm" svg:x2="3.55cm" svg:y2="10cm">
          <text:p/>
        </draw:line>
        <draw:line draw:style-name="gr2" draw:text-style-name="P1" draw:layer="layout" svg:x1="2.796cm" svg:y1="10.301cm" svg:x2="3.55cm" svg:y2="11cm">
          <text:p/>
        </draw:line>
        <draw:ellipse draw:style-name="gr6" draw:text-style-name="P2" draw:layer="layout" svg:width="2cm" svg:height="1.98cm" draw:transform="rotate (1.5707963267949) translate (2.5cm 12cm)" draw:kind="arc" draw:start-angle="359.43" draw:end-angle="89.87">
          <text:p/>
        </draw:ellipse>
        <draw:measure draw:style-name="gr7" draw:text-style-name="P2" draw:layer="measurelines" svg:x1="3.55cm" svg:y1="5.55cm" svg:x2="13.45cm" svg:y2="5.55cm">
          <text:p text:style-name="P2"><text:span text:style-name="T1"><text:measure text:kind="gap"/></text:span><text:span text:style-name="T1"><text:measure text:kind="value">990</text:measure></text:span><text:span text:style-name="T1"><text:s/></text:span><text:span text:style-name="T1"><text:measure text:kind="unit">cm</text:measure></text:span><text:span text:style-name="T1"><text:measure text:kind="gap"/></text:span></text:p>
        </draw:measure>
        <draw:measure draw:style-name="gr7" draw:text-style-name="P2" draw:layer="measurelines" svg:x1="13.45cm" svg:y1="5.55cm" svg:x2="13.45cm" svg:y2="15.45cm">
          <text:p text:style-name="P2"><text:span text:style-name="T1"><text:measure text:kind="gap"/></text:span><text:span text:style-name="T1"><text:measure text:kind="value">990</text:measure></text:span><text:span text:style-name="T1"><text:s/></text:span><text:span text:style-name="T1"><text:measure text:kind="unit">cm</text:measure></text:span><text:span text:style-name="T1"><text:measure text:kind="gap"/></text:span></text:p>
        </draw:measure>
        <draw:g>
          <draw:polygon draw:style-name="gr8" draw:text-style-name="P3" draw:layer="Furnishing" svg:width="1.549cm" svg:height="1.549cm" draw:transform="rotate (1.5707963267949) translate (4.05cm 13.25cm)" svg:viewBox="0 0 1550 1550" draw:points="1550,0 1548,81 1541,162 1531,243 1516,322 1497,401 1474,479 1447,555 1416,631 1381,703 1343,775 1300,844 1254,911 1205,975 1152,1037 1096,1096 1037,1152 975,1205 911,1254 844,1300 775,1343 703,1381 631,1416 555,1447 479,1474 401,1497 322,1516 243,1531 162,1541 81,1548 0,1550 0,0">
            <text:p/>
          </draw:polygon>
          <draw:polygon draw:style-name="gr9" draw:text-style-name="P3" draw:layer="Furnishing" svg:width="1.549cm" svg:height="1.549cm" draw:transform="rotate (1.5707963267949) translate (4.05cm 13.25cm)" svg:viewBox="0 0 1550 1550" draw:points="1550,0 1548,81 1541,162 1531,243 1516,322 1497,401 1474,479 1447,555 1416,631 1381,703 1343,775 1300,844 1254,911 1205,975 1152,1037 1096,1096 1037,1152 975,1205 911,1254 844,1300 775,1343 703,1381 631,1416 555,1447 479,1474 401,1497 322,1516 243,1531 162,1541 81,1548 0,1550 0,0">
            <text:p/>
          </draw:polygon>
        </draw:g>
        <draw:custom-shape draw:style-name="gr10" draw:text-style-name="P1" draw:layer="Furnishing" svg:width="4.2cm" svg:height="6.55cm" svg:x="8.8cm" svg:y="6cm">
          <text:p/>
          <draw:enhanced-geometry svg:viewBox="0 0 21600 21600" draw:type="rectangle" draw:enhanced-path="M 0 0 L 21600 0 21600 21600 0 21600 0 0 Z N"/>
        </draw:custom-shape>
        <draw:line draw:style-name="gr2" draw:text-style-name="P1" draw:layer="layout" svg:x1="4cm" svg:y1="14.7cm" svg:x2="3.55cm" svg:y2="14.7cm">
          <text:p/>
        </draw:line>
        <draw:line draw:style-name="gr2" draw:text-style-name="P1" draw:layer="layout" svg:x1="4cm" svg:y1="13.7cm" svg:x2="3.55cm" svg:y2="13.7cm">
          <text:p/>
        </draw:line>
        <draw:line draw:style-name="gr2" draw:text-style-name="P1" draw:layer="layout" svg:x1="2.796cm" svg:y1="14.001cm" svg:x2="3.55cm" svg:y2="14.7cm">
          <text:p/>
        </draw:line>
        <draw:ellipse draw:style-name="gr6" draw:text-style-name="P2" draw:layer="layout" svg:width="2cm" svg:height="1.98cm" draw:transform="rotate (1.5707963267949) translate (2.5cm 15.7cm)" draw:kind="arc" draw:start-angle="359.43" draw:end-angle="89.87">
          <text:p/>
        </draw:ellipse>
        <draw:g>
          <draw:line draw:style-name="gr5" draw:text-style-name="P1" draw:layer="layout" svg:x1="5.3cm" svg:y1="15.3cm" svg:x2="5.7cm" svg:y2="15.3cm">
            <text:p/>
          </draw:line>
          <draw:line draw:style-name="gr2" draw:text-style-name="P1" draw:layer="layout" svg:x1="5.3cm" svg:y1="15cm" svg:x2="5.3cm" svg:y2="15.45cm">
            <text:p/>
          </draw:line>
          <draw:line draw:style-name="gr2" draw:text-style-name="P1" draw:layer="layout" svg:x1="5.7cm" svg:y1="15cm" svg:x2="5.7cm" svg:y2="15.45cm">
            <text:p/>
          </draw:line>
        </draw:g>
        <draw:g>
          <draw:line draw:style-name="gr5" draw:text-style-name="P1" draw:layer="Furnishing" svg:x1="3.7cm" svg:y1="7.1cm" svg:x2="3.7cm" svg:y2="7.9cm">
            <text:p/>
          </draw:line>
          <draw:line draw:style-name="gr2" draw:text-style-name="P1" draw:layer="Furnishing" svg:x1="4cm" svg:y1="7.1cm" svg:x2="3.55cm" svg:y2="7.1cm">
            <text:p/>
          </draw:line>
          <draw:line draw:style-name="gr2" draw:text-style-name="P1" draw:layer="Furnishing" svg:x1="4cm" svg:y1="7.9cm" svg:x2="3.55cm" svg:y2="7.9cm">
            <text:p/>
          </draw:line>
        </draw:g>
        <draw:g>
          <draw:line draw:style-name="gr5" draw:text-style-name="P1" draw:layer="Furnishing" svg:x1="5.9cm" svg:y1="5.7cm" svg:x2="5.1cm" svg:y2="5.7cm">
            <text:p/>
          </draw:line>
          <draw:line draw:style-name="gr2" draw:text-style-name="P1" draw:layer="Furnishing" svg:x1="5.9cm" svg:y1="6cm" svg:x2="5.9cm" svg:y2="5.55cm">
            <text:p/>
          </draw:line>
          <draw:line draw:style-name="gr2" draw:text-style-name="P1" draw:layer="Furnishing" svg:x1="5.1cm" svg:y1="6cm" svg:x2="5.1cm" svg:y2="5.55cm">
            <text:p/>
          </draw:line>
        </draw:g>
        <draw:g>
          <draw:line draw:style-name="gr5" draw:text-style-name="P1" draw:layer="Furnishing" svg:x1="7.9cm" svg:y1="5.7cm" svg:x2="7.1cm" svg:y2="5.7cm">
            <text:p/>
          </draw:line>
          <draw:line draw:style-name="gr2" draw:text-style-name="P1" draw:layer="Furnishing" svg:x1="7.9cm" svg:y1="6cm" svg:x2="7.9cm" svg:y2="5.55cm">
            <text:p/>
          </draw:line>
          <draw:line draw:style-name="gr2" draw:text-style-name="P1" draw:layer="Furnishing" svg:x1="7.1cm" svg:y1="6cm" svg:x2="7.1cm" svg:y2="5.55cm">
            <text:p/>
          </draw:line>
        </draw:g>
        <draw:g>
          <draw:line draw:style-name="gr5" draw:text-style-name="P1" draw:layer="Furnishing" svg:x1="13.3cm" svg:y1="7.9cm" svg:x2="13.3cm" svg:y2="7.1cm">
            <text:p/>
          </draw:line>
          <draw:line draw:style-name="gr2" draw:text-style-name="P1" draw:layer="Furnishing" svg:x1="13cm" svg:y1="7.9cm" svg:x2="13.45cm" svg:y2="7.9cm">
            <text:p/>
          </draw:line>
          <draw:line draw:style-name="gr2" draw:text-style-name="P1" draw:layer="Furnishing" svg:x1="13cm" svg:y1="7.1cm" svg:x2="13.45cm" svg:y2="7.1cm">
            <text:p/>
          </draw:line>
        </draw:g>
        <draw:g>
          <draw:line draw:style-name="gr5" draw:text-style-name="P1" draw:layer="Furnishing" svg:x1="13.3cm" svg:y1="9.9cm" svg:x2="13.3cm" svg:y2="9.1cm">
            <text:p/>
          </draw:line>
          <draw:line draw:style-name="gr2" draw:text-style-name="P1" draw:layer="Furnishing" svg:x1="13cm" svg:y1="9.9cm" svg:x2="13.45cm" svg:y2="9.9cm">
            <text:p/>
          </draw:line>
          <draw:line draw:style-name="gr2" draw:text-style-name="P1" draw:layer="Furnishing" svg:x1="13cm" svg:y1="9.1cm" svg:x2="13.45cm" svg:y2="9.1cm">
            <text:p/>
          </draw:line>
        </draw:g>
        <draw:g>
          <draw:line draw:style-name="gr5" draw:text-style-name="P1" draw:layer="Furnishing" svg:x1="13.3cm" svg:y1="11.9cm" svg:x2="13.3cm" svg:y2="11.1cm">
            <text:p/>
          </draw:line>
          <draw:line draw:style-name="gr2" draw:text-style-name="P1" draw:layer="Furnishing" svg:x1="13cm" svg:y1="11.9cm" svg:x2="13.45cm" svg:y2="11.9cm">
            <text:p/>
          </draw:line>
          <draw:line draw:style-name="gr2" draw:text-style-name="P1" draw:layer="Furnishing" svg:x1="13cm" svg:y1="11.1cm" svg:x2="13.45cm" svg:y2="11.1cm">
            <text:p/>
          </draw:line>
        </draw:g>
        <draw:g>
          <draw:line draw:style-name="gr5" draw:text-style-name="P1" draw:layer="layout" svg:x1="16.7cm" svg:y1="12.2cm" svg:x2="16.7cm" svg:y2="12.6cm">
            <text:p/>
          </draw:line>
          <draw:line draw:style-name="gr2" draw:text-style-name="P1" draw:layer="layout" svg:x1="17cm" svg:y1="12.2cm" svg:x2="16.55cm" svg:y2="12.2cm">
            <text:p/>
          </draw:line>
          <draw:line draw:style-name="gr2" draw:text-style-name="P1" draw:layer="layout" svg:x1="17cm" svg:y1="12.6cm" svg:x2="16.55cm" svg:y2="12.6cm">
            <text:p/>
          </draw:line>
        </draw:g>
        <draw:g>
          <draw:line draw:style-name="gr5" draw:text-style-name="P1" draw:layer="Furnishing" svg:x1="16.7cm" svg:y1="7.1cm" svg:x2="16.7cm" svg:y2="7.9cm">
            <text:p/>
          </draw:line>
          <draw:line draw:style-name="gr2" draw:text-style-name="P1" draw:layer="Furnishing" svg:x1="17cm" svg:y1="7.1cm" svg:x2="16.55cm" svg:y2="7.1cm">
            <text:p/>
          </draw:line>
          <draw:line draw:style-name="gr2" draw:text-style-name="P1" draw:layer="Furnishing" svg:x1="17cm" svg:y1="7.9cm" svg:x2="16.55cm" svg:y2="7.9cm">
            <text:p/>
          </draw:line>
        </draw:g>
        <draw:g>
          <draw:line draw:style-name="gr5" draw:text-style-name="P1" draw:layer="Furnishing" svg:x1="16.7cm" svg:y1="9.9cm" svg:x2="16.7cm" svg:y2="10.7cm">
            <text:p/>
          </draw:line>
          <draw:line draw:style-name="gr2" draw:text-style-name="P1" draw:layer="Furnishing" svg:x1="17cm" svg:y1="9.9cm" svg:x2="16.55cm" svg:y2="9.9cm">
            <text:p/>
          </draw:line>
          <draw:line draw:style-name="gr2" draw:text-style-name="P1" draw:layer="Furnishing" svg:x1="17cm" svg:y1="10.7cm" svg:x2="16.55cm" svg:y2="10.7cm">
            <text:p/>
          </draw:line>
        </draw:g>
        <draw:g>
          <draw:line draw:style-name="gr5" draw:text-style-name="P1" draw:layer="layout" svg:x1="20.1cm" svg:y1="15.3cm" svg:x2="20.9cm" svg:y2="15.3cm">
            <text:p/>
          </draw:line>
          <draw:line draw:style-name="gr2" draw:text-style-name="P1" draw:layer="layout" svg:x1="20.1cm" svg:y1="15cm" svg:x2="20.1cm" svg:y2="15.45cm">
            <text:p/>
          </draw:line>
          <draw:line draw:style-name="gr2" draw:text-style-name="P1" draw:layer="layout" svg:x1="20.9cm" svg:y1="15cm" svg:x2="20.9cm" svg:y2="15.45cm">
            <text:p/>
          </draw:line>
        </draw:g>
        <draw:g>
          <draw:line draw:style-name="gr5" draw:text-style-name="P1" draw:layer="layout" svg:x1="18.3cm" svg:y1="15.3cm" svg:x2="18.7cm" svg:y2="15.3cm">
            <text:p/>
          </draw:line>
          <draw:line draw:style-name="gr2" draw:text-style-name="P1" draw:layer="layout" svg:x1="18.3cm" svg:y1="15cm" svg:x2="18.3cm" svg:y2="15.45cm">
            <text:p/>
          </draw:line>
          <draw:line draw:style-name="gr2" draw:text-style-name="P1" draw:layer="layout" svg:x1="18.7cm" svg:y1="15cm" svg:x2="18.7cm" svg:y2="15.45cm">
            <text:p/>
          </draw:line>
        </draw:g>
        <draw:g>
          <draw:line draw:style-name="gr5" draw:text-style-name="P1" draw:layer="layout" svg:x1="22.1cm" svg:y1="15.3cm" svg:x2="22.9cm" svg:y2="15.3cm">
            <text:p/>
          </draw:line>
          <draw:line draw:style-name="gr2" draw:text-style-name="P1" draw:layer="layout" svg:x1="22.1cm" svg:y1="15cm" svg:x2="22.1cm" svg:y2="15.45cm">
            <text:p/>
          </draw:line>
          <draw:line draw:style-name="gr2" draw:text-style-name="P1" draw:layer="layout" svg:x1="22.9cm" svg:y1="15cm" svg:x2="22.9cm" svg:y2="15.45cm">
            <text:p/>
          </draw:line>
        </draw:g>
        <draw:g>
          <draw:line draw:style-name="gr5" draw:text-style-name="P1" draw:layer="layout" svg:x1="24.1cm" svg:y1="15.3cm" svg:x2="24.9cm" svg:y2="15.3cm">
            <text:p/>
          </draw:line>
          <draw:line draw:style-name="gr2" draw:text-style-name="P1" draw:layer="layout" svg:x1="24.1cm" svg:y1="15cm" svg:x2="24.1cm" svg:y2="15.45cm">
            <text:p/>
          </draw:line>
          <draw:line draw:style-name="gr2" draw:text-style-name="P1" draw:layer="layout" svg:x1="24.9cm" svg:y1="15cm" svg:x2="24.9cm" svg:y2="15.45cm">
            <text:p/>
          </draw:line>
        </draw:g>
        <draw:g>
          <draw:line draw:style-name="gr5" draw:text-style-name="P1" draw:layer="Furnishing" svg:x1="26.3cm" svg:y1="7.9cm" svg:x2="26.3cm" svg:y2="7.1cm">
            <text:p/>
          </draw:line>
          <draw:line draw:style-name="gr2" draw:text-style-name="P1" draw:layer="Furnishing" svg:x1="26cm" svg:y1="7.9cm" svg:x2="26.45cm" svg:y2="7.9cm">
            <text:p/>
          </draw:line>
          <draw:line draw:style-name="gr2" draw:text-style-name="P1" draw:layer="Furnishing" svg:x1="26cm" svg:y1="7.1cm" svg:x2="26.45cm" svg:y2="7.1cm">
            <text:p/>
          </draw:line>
        </draw:g>
        <draw:g>
          <draw:line draw:style-name="gr5" draw:text-style-name="P1" draw:layer="Furnishing" svg:x1="26.3cm" svg:y1="9.9cm" svg:x2="26.3cm" svg:y2="9.1cm">
            <text:p/>
          </draw:line>
          <draw:line draw:style-name="gr2" draw:text-style-name="P1" draw:layer="Furnishing" svg:x1="26cm" svg:y1="9.9cm" svg:x2="26.45cm" svg:y2="9.9cm">
            <text:p/>
          </draw:line>
          <draw:line draw:style-name="gr2" draw:text-style-name="P1" draw:layer="Furnishing" svg:x1="26cm" svg:y1="9.1cm" svg:x2="26.45cm" svg:y2="9.1cm">
            <text:p/>
          </draw:line>
        </draw:g>
        <draw:g>
          <draw:line draw:style-name="gr5" draw:text-style-name="P1" draw:layer="Furnishing" svg:x1="26.3cm" svg:y1="13.9cm" svg:x2="26.3cm" svg:y2="13.1cm">
            <text:p/>
          </draw:line>
          <draw:line draw:style-name="gr2" draw:text-style-name="P1" draw:layer="Furnishing" svg:x1="26cm" svg:y1="13.9cm" svg:x2="26.45cm" svg:y2="13.9cm">
            <text:p/>
          </draw:line>
          <draw:line draw:style-name="gr2" draw:text-style-name="P1" draw:layer="Furnishing" svg:x1="26cm" svg:y1="13.1cm" svg:x2="26.45cm" svg:y2="13.1cm">
            <text:p/>
          </draw:line>
        </draw:g>
        <draw:g>
          <draw:line draw:style-name="gr5" draw:text-style-name="P1" draw:layer="Furnishing" svg:x1="18.9cm" svg:y1="5.7cm" svg:x2="18.1cm" svg:y2="5.7cm">
            <text:p/>
          </draw:line>
          <draw:line draw:style-name="gr2" draw:text-style-name="P1" draw:layer="Furnishing" svg:x1="18.9cm" svg:y1="6cm" svg:x2="18.9cm" svg:y2="5.55cm">
            <text:p/>
          </draw:line>
          <draw:line draw:style-name="gr2" draw:text-style-name="P1" draw:layer="Furnishing" svg:x1="18.1cm" svg:y1="6cm" svg:x2="18.1cm" svg:y2="5.55cm">
            <text:p/>
          </draw:line>
        </draw:g>
        <draw:g>
          <draw:line draw:style-name="gr5" draw:text-style-name="P1" draw:layer="Furnishing" svg:x1="20.9cm" svg:y1="5.7cm" svg:x2="20.1cm" svg:y2="5.7cm">
            <text:p/>
          </draw:line>
          <draw:line draw:style-name="gr2" draw:text-style-name="P1" draw:layer="Furnishing" svg:x1="20.9cm" svg:y1="6cm" svg:x2="20.9cm" svg:y2="5.55cm">
            <text:p/>
          </draw:line>
          <draw:line draw:style-name="gr2" draw:text-style-name="P1" draw:layer="Furnishing" svg:x1="20.1cm" svg:y1="6cm" svg:x2="20.1cm" svg:y2="5.55cm">
            <text:p/>
          </draw:line>
        </draw:g>
        <draw:g>
          <draw:line draw:style-name="gr5" draw:text-style-name="P1" draw:layer="Furnishing" svg:x1="24.9cm" svg:y1="5.7cm" svg:x2="24.1cm" svg:y2="5.7cm">
            <text:p/>
          </draw:line>
          <draw:line draw:style-name="gr2" draw:text-style-name="P1" draw:layer="Furnishing" svg:x1="24.9cm" svg:y1="6cm" svg:x2="24.9cm" svg:y2="5.55cm">
            <text:p/>
          </draw:line>
          <draw:line draw:style-name="gr2" draw:text-style-name="P1" draw:layer="Furnishing" svg:x1="24.1cm" svg:y1="6cm" svg:x2="24.1cm" svg:y2="5.55cm">
            <text:p/>
          </draw:line>
        </draw:g>
      </draw:page>
      <draw:page draw:name="page2" draw:style-name="dp1" draw:master-page-name="Default">
        <office:forms form:automatic-focus="false" form:apply-design-mode="false"/>
        <draw:custom-shape draw:style-name="gr11" draw:text-style-name="P4" draw:layer="layout" svg:width="9.9cm" svg:height="0.3cm" svg:x="3.984cm" svg:y="15.713cm">
          <text:p/>
          <draw:enhanced-geometry svg:viewBox="0 0 21600 21600" draw:type="rectangle" draw:enhanced-path="M 0 0 L 21600 0 21600 21600 0 21600 0 0 Z N"/>
        </draw:custom-shape>
        <draw:custom-shape draw:style-name="gr12" draw:text-style-name="P5" draw:layer="layout" svg:width="5.95cm" svg:height="9.838cm" draw:transform="rotate (-1.5707963267949) translate (26.884cm 9.763cm)">
          <text:p/>
          <draw:enhanced-geometry svg:viewBox="0 0 21600 21600" draw:extrusion="false" draw:type="rectangle" draw:enhanced-path="M 0 0 L 21600 0 21600 21600 0 21600 0 0 Z N"/>
        </draw:custom-shape>
        <draw:custom-shape draw:style-name="gr11" draw:text-style-name="P4" draw:layer="layout" svg:width="9.9cm" svg:height="0.3cm" svg:x="16.984cm" svg:y="15.713cm">
          <text:p/>
          <draw:enhanced-geometry svg:viewBox="0 0 21600 21600" draw:type="rectangle" draw:enhanced-path="M 0 0 L 21600 0 21600 21600 0 21600 0 0 Z N"/>
        </draw:custom-shape>
        <draw:path draw:style-name="gr13" draw:text-style-name="P5" draw:layer="layout" svg:width="9.899cm" svg:height="5.96cm" svg:x="3.984cm" svg:y="9.763cm" svg:viewBox="0 0 9900 5961" svg:d="M0 0h9900v5950h-9900zM5750 3961v2000h1400v-2000h-2c-229-111-445-161-699-161s-470 50-699 161zM7750 3961v2000h1400v-2000h-2c-229-111-445-161-699-161s-470 50-699 161z">
          <text:p/>
        </draw:path>
        <draw:polygon draw:style-name="gr14" draw:text-style-name="P6" draw:layer="layout" svg:width="5.949cm" svg:height="0.499cm" draw:transform="rotate (-1.5707963267949) translate (17.484cm 9.763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26.384cm 15.713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polygon draw:style-name="gr14" draw:text-style-name="P6" draw:layer="layout" svg:width="5.949cm" svg:height="0.499cm" draw:transform="rotate (-1.5707963267949) translate (4.484cm 9.763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13.384cm 15.713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custom-shape draw:style-name="gr15" draw:text-style-name="P7" draw:layer="layout" svg:width="5.376cm" svg:height="10.8cm" draw:transform="rotate (-1.5707963267949) translate (14.284cm 4.613cm)">
          <text:p/>
          <draw:enhanced-geometry svg:viewBox="0 0 21600 21600" draw:extrusion="false" draw:type="rectangle" draw:enhanced-path="M 0 0 L 21600 0 21600 21600 0 21600 0 0 Z N"/>
        </draw:custom-shape>
        <draw:g>
          <draw:g>
            <draw:polygon draw:style-name="gr16" draw:text-style-name="P8" draw:layer="layout" svg:width="0.399cm" svg:height="0.699cm" svg:x="5.731cm" svg:y="10.513cm" svg:viewBox="0 0 400 700" draw:points="0,700 0,39 0,700 400,700 400,700 400,39 400,39 375,29 351,21 327,15 302,9 277,5 252,2 227,1 200,0 173,1 148,2 123,5 98,9 74,15 49,21 25,29 0,39">
              <text:p/>
            </draw:polygon>
            <draw:custom-shape draw:style-name="gr17" draw:text-style-name="P9" draw:layer="layout" svg:width="0.334cm" svg:height="0.6cm" svg:x="5.764cm" svg:y="10.58cm">
              <text:p/>
              <draw:enhanced-geometry svg:viewBox="0 0 21600 21600" draw:type="rectangle" draw:enhanced-path="M 0 0 L 21600 0 21600 21600 0 21600 0 0 Z N"/>
            </draw:custom-shape>
          </draw:g>
          <draw:g>
            <draw:path draw:style-name="gr18" draw:text-style-name="P10" draw:layer="layout" svg:width="0.575cm" svg:height="0.304cm" svg:x="5.646cm" svg:y="10.25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5.715cm 10.29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5.82cm 10.2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5.915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6.01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6.11cm 10.27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6.207cm 10.305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layout" svg:width="0.399cm" svg:height="0.699cm" svg:x="5.731cm" svg:y="13.473cm" svg:viewBox="0 0 400 700" draw:points="0,700 0,39 0,700 400,700 400,700 400,39 400,39 375,29 351,21 327,15 302,9 277,5 252,2 227,1 200,0 173,1 148,2 123,5 98,9 74,15 49,21 25,29 0,39">
              <text:p/>
            </draw:polygon>
            <draw:custom-shape draw:style-name="gr17" draw:text-style-name="P9" draw:layer="layout" svg:width="0.334cm" svg:height="0.6cm" svg:x="5.764cm" svg:y="13.54cm">
              <text:p/>
              <draw:enhanced-geometry svg:viewBox="0 0 21600 21600" draw:type="rectangle" draw:enhanced-path="M 0 0 L 21600 0 21600 21600 0 21600 0 0 Z N"/>
            </draw:custom-shape>
          </draw:g>
          <draw:g>
            <draw:path draw:style-name="gr18" draw:text-style-name="P10" draw:layer="layout" svg:width="0.575cm" svg:height="0.304cm" svg:x="5.646cm" svg:y="13.21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5.715cm 13.25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5.82cm 13.2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5.915cm 13.2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6.016cm 13.2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6.11cm 13.2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6.207cm 13.265cm)">
              <text:p/>
              <draw:enhanced-geometry svg:viewBox="0 0 21600 21600" draw:mirror-horizontal="false" draw:mirror-vertical="false" draw:type="rectangle" draw:enhanced-path="M 0 0 L 21600 0 21600 21600 0 21600 0 0 Z N"/>
            </draw:custom-shape>
          </draw:g>
        </draw:g>
        <draw:polygon draw:style-name="gr20" draw:text-style-name="P12" draw:layer="layout" svg:width="0.249cm" svg:height="0.499cm" draw:transform="rotate (-1.5707963267949) translate (17.984cm 9.763cm)" svg:viewBox="0 0 250 500" draw:points="0,500 164,500 164,375 250,375 250,125 164,125 164,0 0,0">
          <text:p/>
        </draw:polygon>
        <draw:polygon draw:style-name="gr20" draw:text-style-name="P12" draw:layer="layout" svg:width="0.249cm" svg:height="0.499cm" draw:transform="rotate (-1.5707963267949) translate (18.484cm 9.763cm)" svg:viewBox="0 0 250 500" draw:points="0,500 164,500 164,375 250,375 250,125 164,125 164,0 0,0">
          <text:p/>
        </draw:polygon>
        <draw:polygon draw:style-name="gr20" draw:text-style-name="P12" draw:layer="layout" svg:width="0.249cm" svg:height="0.499cm" draw:transform="rotate (-1.5707963267949) translate (18.984cm 9.763cm)" svg:viewBox="0 0 250 500" draw:points="0,500 164,500 164,375 250,375 250,125 164,125 164,0 0,0">
          <text:p/>
        </draw:polygon>
        <draw:polygon draw:style-name="gr20" draw:text-style-name="P12" draw:layer="layout" svg:width="0.249cm" svg:height="0.499cm" draw:transform="rotate (-1.5707963267949) translate (19.484cm 9.763cm)" svg:viewBox="0 0 250 500" draw:points="0,500 164,500 164,375 250,375 250,125 164,125 164,0 0,0">
          <text:p/>
        </draw:polygon>
        <draw:polygon draw:style-name="gr20" draw:text-style-name="P12" draw:layer="layout" svg:width="0.249cm" svg:height="0.499cm" draw:transform="rotate (-1.5707963267949) translate (19.984cm 9.763cm)" svg:viewBox="0 0 250 500" draw:points="0,500 164,500 164,375 250,375 250,125 164,125 164,0 0,0">
          <text:p/>
        </draw:polygon>
        <draw:polygon draw:style-name="gr20" draw:text-style-name="P12" draw:layer="layout" svg:width="0.249cm" svg:height="0.499cm" draw:transform="rotate (-1.5707963267949) translate (20.484cm 9.763cm)" svg:viewBox="0 0 250 500" draw:points="0,500 164,500 164,375 250,375 250,125 164,125 164,0 0,0">
          <text:p/>
        </draw:polygon>
        <draw:polygon draw:style-name="gr20" draw:text-style-name="P12" draw:layer="layout" svg:width="0.249cm" svg:height="0.499cm" draw:transform="rotate (-1.5707963267949) translate (20.984cm 9.763cm)" svg:viewBox="0 0 250 500" draw:points="0,500 164,500 164,375 250,375 250,125 164,125 164,0 0,0">
          <text:p/>
        </draw:polygon>
        <draw:polygon draw:style-name="gr20" draw:text-style-name="P12" draw:layer="layout" svg:width="0.249cm" svg:height="0.499cm" draw:transform="rotate (-1.5707963267949) translate (21.484cm 9.763cm)" svg:viewBox="0 0 250 500" draw:points="0,500 164,500 164,375 250,375 250,125 164,125 164,0 0,0">
          <text:p/>
        </draw:polygon>
        <draw:polygon draw:style-name="gr20" draw:text-style-name="P12" draw:layer="layout" svg:width="0.249cm" svg:height="0.499cm" draw:transform="rotate (-1.5707963267949) translate (21.984cm 9.763cm)" svg:viewBox="0 0 250 500" draw:points="0,500 164,500 164,375 250,375 250,125 164,125 164,0 0,0">
          <text:p/>
        </draw:polygon>
        <draw:polygon draw:style-name="gr20" draw:text-style-name="P12" draw:layer="layout" svg:width="0.249cm" svg:height="0.499cm" draw:transform="rotate (-1.5707963267949) translate (22.484cm 9.763cm)" svg:viewBox="0 0 250 500" draw:points="0,500 164,500 164,375 250,375 250,125 164,125 164,0 0,0">
          <text:p/>
        </draw:polygon>
        <draw:polygon draw:style-name="gr20" draw:text-style-name="P12" draw:layer="layout" svg:width="0.249cm" svg:height="0.499cm" draw:transform="rotate (-1.5707963267949) translate (22.984cm 9.763cm)" svg:viewBox="0 0 250 500" draw:points="0,500 164,500 164,375 250,375 250,125 164,125 164,0 0,0">
          <text:p/>
        </draw:polygon>
        <draw:polygon draw:style-name="gr20" draw:text-style-name="P12" draw:layer="layout" svg:width="0.249cm" svg:height="0.499cm" draw:transform="rotate (-1.5707963267949) translate (23.484cm 9.763cm)" svg:viewBox="0 0 250 500" draw:points="0,500 164,500 164,375 250,375 250,125 164,125 164,0 0,0">
          <text:p/>
        </draw:polygon>
        <draw:polygon draw:style-name="gr20" draw:text-style-name="P12" draw:layer="layout" svg:width="0.249cm" svg:height="0.499cm" draw:transform="rotate (-1.5707963267949) translate (23.984cm 9.763cm)" svg:viewBox="0 0 250 500" draw:points="0,500 164,500 164,375 250,375 250,125 164,125 164,0 0,0">
          <text:p/>
        </draw:polygon>
        <draw:polygon draw:style-name="gr20" draw:text-style-name="P12" draw:layer="layout" svg:width="0.249cm" svg:height="0.499cm" draw:transform="rotate (-1.5707963267949) translate (24.484cm 9.763cm)" svg:viewBox="0 0 250 500" draw:points="0,500 164,500 164,375 250,375 250,125 164,125 164,0 0,0">
          <text:p/>
        </draw:polygon>
        <draw:polygon draw:style-name="gr20" draw:text-style-name="P12" draw:layer="layout" svg:width="0.249cm" svg:height="0.499cm" draw:transform="rotate (-1.5707963267949) translate (24.984cm 9.763cm)" svg:viewBox="0 0 250 500" draw:points="0,500 164,500 164,375 250,375 250,125 164,125 164,0 0,0">
          <text:p/>
        </draw:polygon>
        <draw:polygon draw:style-name="gr20" draw:text-style-name="P12" draw:layer="layout" svg:width="0.249cm" svg:height="0.499cm" draw:transform="rotate (-1.5707963267949) translate (25.484cm 9.763cm)" svg:viewBox="0 0 250 500" draw:points="0,500 164,500 164,375 250,375 250,125 164,125 164,0 0,0">
          <text:p/>
        </draw:polygon>
        <draw:polygon draw:style-name="gr20" draw:text-style-name="P12" draw:layer="layout" svg:width="0.249cm" svg:height="0.499cm" draw:transform="rotate (-1.5707963267949) translate (25.984cm 9.763cm)" svg:viewBox="0 0 250 500" draw:points="0,500 164,500 164,375 250,375 250,125 164,125 164,0 0,0">
          <text:p/>
        </draw:polygon>
        <draw:polygon draw:style-name="gr20" draw:text-style-name="P12" draw:layer="layout" svg:width="0.249cm" svg:height="0.499cm" draw:transform="rotate (-1.5707963267949) translate (26.484cm 9.763cm)" svg:viewBox="0 0 250 500" draw:points="0,500 164,500 164,375 250,375 250,125 164,125 164,0 0,0">
          <text:p/>
        </draw:polygon>
        <draw:custom-shape draw:style-name="gr21" draw:text-style-name="P13" draw:layer="layout" svg:width="9.9cm" svg:height="4.95cm" svg:x="16.984cm" svg:y="4.813cm">
          <text:p/>
          <draw:enhanced-geometry svg:viewBox="0 0 21600 21600" draw:glue-points="?f0 0 ?f1 10800 0 21600 10800 21600 21600 21600 ?f7 10800" draw:text-areas="?f1 10800 ?f2 18000 ?f3 7200 ?f4 21600" draw:type="isosceles-triangle" draw:modifiers="10798.909201090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olygon draw:style-name="gr22" draw:text-style-name="P8" draw:layer="layout" svg:width="0.799cm" svg:height="1.399cm" svg:x="7.5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7.6cm" svg:y="10.646cm">
              <text:p/>
              <draw:enhanced-geometry svg:viewBox="0 0 21600 21600" draw:type="rectangle" draw:enhanced-path="M 0 0 L 21600 0 21600 21600 0 21600 0 0 Z N"/>
            </draw:custom-shape>
            <draw:custom-shape draw:style-name="gr24" draw:text-style-name="P9" draw:layer="layout" svg:width="0.3cm" svg:height="0.866cm" svg:x="7.6cm" svg:y="10.98cm">
              <text:p/>
              <draw:enhanced-geometry svg:viewBox="0 0 21600 21600" draw:type="rectangle" draw:enhanced-path="M 0 0 L 21600 0 21600 21600 0 21600 0 0 Z N"/>
            </draw:custom-shape>
            <draw:custom-shape draw:style-name="gr24" draw:text-style-name="P9" draw:layer="layout" svg:width="0.3cm" svg:height="0.866cm" svg:x="7.9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7.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7.9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8.0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7.8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8.1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7.7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8.1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7.7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8.2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7.6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8.3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7.5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7.4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8.43cm 10.362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1.5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1.6cm" svg:y="10.646cm">
              <text:p/>
              <draw:enhanced-geometry svg:viewBox="0 0 21600 21600" draw:type="rectangle" draw:enhanced-path="M 0 0 L 21600 0 21600 21600 0 21600 0 0 Z N"/>
            </draw:custom-shape>
            <draw:custom-shape draw:style-name="gr24" draw:text-style-name="P9" draw:layer="layout" svg:width="0.3cm" svg:height="0.866cm" svg:x="11.6cm" svg:y="10.98cm">
              <text:p/>
              <draw:enhanced-geometry svg:viewBox="0 0 21600 21600" draw:type="rectangle" draw:enhanced-path="M 0 0 L 21600 0 21600 21600 0 21600 0 0 Z N"/>
            </draw:custom-shape>
            <draw:custom-shape draw:style-name="gr24" draw:text-style-name="P9" draw:layer="layout" svg:width="0.3cm" svg:height="0.866cm" svg:x="11.9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1.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1.9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2.0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1.8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2.1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1.7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2.1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1.7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2.2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1.6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2.3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1.5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1.4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2.43cm 10.362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9.5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9.6cm" svg:y="10.646cm">
              <text:p/>
              <draw:enhanced-geometry svg:viewBox="0 0 21600 21600" draw:type="rectangle" draw:enhanced-path="M 0 0 L 21600 0 21600 21600 0 21600 0 0 Z N"/>
            </draw:custom-shape>
            <draw:custom-shape draw:style-name="gr24" draw:text-style-name="P9" draw:layer="layout" svg:width="0.3cm" svg:height="0.866cm" svg:x="9.6cm" svg:y="10.98cm">
              <text:p/>
              <draw:enhanced-geometry svg:viewBox="0 0 21600 21600" draw:type="rectangle" draw:enhanced-path="M 0 0 L 21600 0 21600 21600 0 21600 0 0 Z N"/>
            </draw:custom-shape>
            <draw:custom-shape draw:style-name="gr24" draw:text-style-name="P9" draw:layer="layout" svg:width="0.3cm" svg:height="0.866cm" svg:x="9.9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9.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9.9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0.0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9.8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0.1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9.7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0.1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9.7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0.2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9.6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0.3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9.5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9.4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0.43cm 10.362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7.733cm" svg:y="13.46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7.8cm" svg:y="13.596cm">
              <text:p/>
              <draw:enhanced-geometry svg:viewBox="0 0 21600 21600" draw:type="rectangle" draw:enhanced-path="M 0 0 L 21600 0 21600 21600 0 21600 0 0 Z N"/>
            </draw:custom-shape>
            <draw:custom-shape draw:style-name="gr24" draw:text-style-name="P9" draw:layer="layout" svg:width="0.3cm" svg:height="0.866cm" svg:x="7.8cm" svg:y="13.93cm">
              <text:p/>
              <draw:enhanced-geometry svg:viewBox="0 0 21600 21600" draw:type="rectangle" draw:enhanced-path="M 0 0 L 21600 0 21600 21600 0 21600 0 0 Z N"/>
            </draw:custom-shape>
            <draw:custom-shape draw:style-name="gr24" draw:text-style-name="P9" draw:layer="layout" svg:width="0.3cm" svg:height="0.866cm" svg:x="8.166cm" svg:y="13.9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7.632cm" svg:y="13.20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8.16cm 13.21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8.24cm 13.21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8.079cm 13.21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8.319cm 13.2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7.996cm 13.2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8.398cm 13.2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7.923cm 13.2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8.477cm 13.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7.845cm 13.24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8.556cm 13.28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7.774cm 13.26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7.698cm 13.2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8.63cm 13.312cm)">
              <text:p/>
              <draw:enhanced-geometry svg:viewBox="0 0 21600 21600" draw:mirror-horizontal="false" draw:mirror-vertical="false" draw:type="rectangle" draw:enhanced-path="M 0 0 L 21600 0 21600 21600 0 21600 0 0 Z N"/>
            </draw:custom-shape>
          </draw:g>
        </draw:g>
        <draw:g>
          <draw:path draw:style-name="gr26" draw:text-style-name="P10" draw:layer="layout" svg:width="1.689cm" svg:height="0.431cm" svg:x="9.59cm" svg:y="13.303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layout" svg:width="0.25cm" svg:height="0.065cm" draw:transform="rotate (-1.5707963267949) translate (10.467cm 13.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0.543cm 13.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5230320286303) translate (10.617cm 13.31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0047429021808) translate (10.692cm 13.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4759818002192) translate (10.767cm 13.33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8774075281779) translate (10.842cm 13.35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3364291214524) translate (10.917cm 13.3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87988004351) translate (10.992cm 13.39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1706965039057) translate (11.064cm 13.4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5651409148564) translate (11.135cm 13.44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037347897433) translate (11.203cm 13.47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0782677149428) translate (11.267cm 13.50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0.402cm 13.313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5230320286303) translate (10.332cm 13.31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0047429021808) translate (10.269cm 13.32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4759818002192) translate (10.21cm 13.3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8774075281779) translate (10.139cm 13.35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3364291214524) translate (10.08cm 13.37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587988004351) translate (10.009cm 13.39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1706965039057) translate (9.951cm 13.421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5651409148564) translate (9.888cm 13.44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4cm" draw:transform="rotate (-1.99037347897433) translate (9.826cm 13.47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0782677149428) translate (9.762cm 13.508cm)">
              <text:p/>
              <draw:enhanced-geometry svg:viewBox="0 0 21600 21600" draw:mirror-horizontal="true" draw:mirror-vertical="false" draw:type="rectangle" draw:enhanced-path="M 0 0 L 21600 0 21600 21600 0 21600 0 0 Z N"/>
            </draw:custom-shape>
          </draw:g>
        </draw:g>
        <draw:g>
          <draw:path draw:style-name="gr26" draw:text-style-name="P10" draw:layer="layout" svg:width="1.689cm" svg:height="0.431cm" svg:x="11.59cm" svg:y="13.301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layout" svg:width="0.25cm" svg:height="0.065cm" draw:transform="rotate (-1.5707963267949) translate (12.467cm 13.30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2.543cm 13.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5230320286303) translate (12.617cm 13.31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0047429021808) translate (12.692cm 13.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4759818002192) translate (12.767cm 13.3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8774075281779) translate (12.842cm 13.3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3364291214524) translate (12.917cm 13.3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87988004351) translate (12.992cm 13.3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1706965039057) translate (13.064cm 13.41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5651409148564) translate (13.135cm 13.44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037347897433) translate (13.203cm 13.4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0782677149428) translate (13.267cm 13.50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2.402cm 13.311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5230320286303) translate (12.332cm 13.31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0047429021808) translate (12.269cm 13.32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4759818002192) translate (12.21cm 13.33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8774075281779) translate (12.139cm 13.35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3364291214524) translate (12.08cm 13.372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587988004351) translate (12.009cm 13.39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1706965039057) translate (11.951cm 13.41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5651409148564) translate (11.888cm 13.44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4cm" draw:transform="rotate (-1.99037347897433) translate (11.826cm 13.47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0782677149428) translate (11.762cm 13.506cm)">
              <text:p/>
              <draw:enhanced-geometry svg:viewBox="0 0 21600 21600" draw:mirror-horizontal="true" draw:mirror-vertical="false" draw:type="rectangle" draw:enhanced-path="M 0 0 L 21600 0 21600 21600 0 21600 0 0 Z N"/>
            </draw:custom-shape>
          </draw:g>
        </draw:g>
        <draw:g>
          <draw:g>
            <draw:polygon draw:style-name="gr22" draw:text-style-name="P8" draw:layer="layout" svg:width="0.799cm" svg:height="1.399cm" svg:x="18.534cm" svg:y="10.52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8.601cm" svg:y="10.653cm">
              <text:p/>
              <draw:enhanced-geometry svg:viewBox="0 0 21600 21600" draw:type="rectangle" draw:enhanced-path="M 0 0 L 21600 0 21600 21600 0 21600 0 0 Z N"/>
            </draw:custom-shape>
            <draw:custom-shape draw:style-name="gr24" draw:text-style-name="P9" draw:layer="layout" svg:width="0.3cm" svg:height="0.866cm" svg:x="18.601cm" svg:y="10.987cm">
              <text:p/>
              <draw:enhanced-geometry svg:viewBox="0 0 21600 21600" draw:type="rectangle" draw:enhanced-path="M 0 0 L 21600 0 21600 21600 0 21600 0 0 Z N"/>
            </draw:custom-shape>
            <draw:custom-shape draw:style-name="gr24" draw:text-style-name="P9" draw:layer="layout" svg:width="0.3cm" svg:height="0.866cm" svg:x="18.967cm" svg:y="10.98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8.433cm" svg:y="10.26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8.961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9.041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8.88cm 10.27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9.12cm 10.28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8.797cm 10.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9.199cm 10.29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8.724cm 10.2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9.278cm 10.31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8.646cm 10.30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9.357cm 10.34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8.575cm 10.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8.499cm 10.3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9.431cm 10.369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layout" svg:width="0.399cm" svg:height="0.699cm" svg:x="23.633cm" svg:y="10.513cm" svg:viewBox="0 0 400 700" draw:points="0,700 0,39 0,700 400,700 400,700 400,39 400,39 375,29 351,21 327,15 302,9 277,5 252,2 227,1 200,0 173,1 148,2 123,5 98,9 74,15 49,21 25,29 0,39">
              <text:p/>
            </draw:polygon>
            <draw:custom-shape draw:style-name="gr17" draw:text-style-name="P9" draw:layer="layout" svg:width="0.334cm" svg:height="0.6cm" svg:x="23.666cm" svg:y="10.58cm">
              <text:p/>
              <draw:enhanced-geometry svg:viewBox="0 0 21600 21600" draw:type="rectangle" draw:enhanced-path="M 0 0 L 21600 0 21600 21600 0 21600 0 0 Z N"/>
            </draw:custom-shape>
          </draw:g>
          <draw:g>
            <draw:path draw:style-name="gr18" draw:text-style-name="P10" draw:layer="layout" svg:width="0.575cm" svg:height="0.304cm" svg:x="23.548cm" svg:y="10.25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23.617cm 10.29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23.722cm 10.2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23.817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23.918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24.012cm 10.27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24.109cm 10.305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8.537cm" svg:y="13.468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8.604cm" svg:y="13.601cm">
              <text:p/>
              <draw:enhanced-geometry svg:viewBox="0 0 21600 21600" draw:type="rectangle" draw:enhanced-path="M 0 0 L 21600 0 21600 21600 0 21600 0 0 Z N"/>
            </draw:custom-shape>
            <draw:custom-shape draw:style-name="gr24" draw:text-style-name="P9" draw:layer="layout" svg:width="0.3cm" svg:height="0.866cm" svg:x="18.604cm" svg:y="13.935cm">
              <text:p/>
              <draw:enhanced-geometry svg:viewBox="0 0 21600 21600" draw:type="rectangle" draw:enhanced-path="M 0 0 L 21600 0 21600 21600 0 21600 0 0 Z N"/>
            </draw:custom-shape>
            <draw:custom-shape draw:style-name="gr24" draw:text-style-name="P9" draw:layer="layout" svg:width="0.3cm" svg:height="0.866cm" svg:x="18.97cm" svg:y="13.935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8.436cm" svg:y="13.212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8.964cm 13.21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9.044cm 13.2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8.883cm 13.2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9.123cm 13.22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8.8cm 13.2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9.202cm 13.24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8.727cm 13.23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9.281cm 13.26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8.649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9.36cm 13.28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8.578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8.502cm 13.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9.434cm 13.317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layout" svg:width="0.399cm" svg:height="0.699cm" svg:x="23.634cm" svg:y="13.474cm" svg:viewBox="0 0 400 700" draw:points="0,700 0,39 0,700 400,700 400,700 400,39 400,39 375,29 351,21 327,15 302,9 277,5 252,2 227,1 200,0 173,1 148,2 123,5 98,9 74,15 49,21 25,29 0,39">
              <text:p/>
            </draw:polygon>
            <draw:custom-shape draw:style-name="gr17" draw:text-style-name="P9" draw:layer="layout" svg:width="0.334cm" svg:height="0.6cm" svg:x="23.667cm" svg:y="13.541cm">
              <text:p/>
              <draw:enhanced-geometry svg:viewBox="0 0 21600 21600" draw:type="rectangle" draw:enhanced-path="M 0 0 L 21600 0 21600 21600 0 21600 0 0 Z N"/>
            </draw:custom-shape>
          </draw:g>
          <draw:g>
            <draw:path draw:style-name="gr18" draw:text-style-name="P10" draw:layer="layout" svg:width="0.575cm" svg:height="0.304cm" svg:x="23.549cm" svg:y="13.214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layout" svg:width="0.25cm" svg:height="0.065cm" draw:transform="rotate (-1.26065131871551) translate (23.618cm 13.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9067834798908) translate (23.723cm 13.23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50447381521911) translate (23.818cm 13.2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4636908340625) translate (23.919cm 13.2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5248510192751) translate (24.013cm 13.23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70534711831) translate (24.11cm 13.266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1.333cm" svg:y="10.513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1.4cm" svg:y="10.646cm">
              <text:p/>
              <draw:enhanced-geometry svg:viewBox="0 0 21600 21600" draw:type="rectangle" draw:enhanced-path="M 0 0 L 21600 0 21600 21600 0 21600 0 0 Z N"/>
            </draw:custom-shape>
            <draw:custom-shape draw:style-name="gr24" draw:text-style-name="P9" draw:layer="layout" svg:width="0.3cm" svg:height="0.866cm" svg:x="21.4cm" svg:y="10.98cm">
              <text:p/>
              <draw:enhanced-geometry svg:viewBox="0 0 21600 21600" draw:type="rectangle" draw:enhanced-path="M 0 0 L 21600 0 21600 21600 0 21600 0 0 Z N"/>
            </draw:custom-shape>
            <draw:custom-shape draw:style-name="gr24" draw:text-style-name="P9" draw:layer="layout" svg:width="0.3cm" svg:height="0.866cm" svg:x="21.766cm" svg:y="10.98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1.2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1.76cm 10.26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1.8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1.679cm 10.26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1.919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1.596cm 10.27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1.998cm 10.28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1.523cm 10.2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2.077cm 10.30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1.445cm 10.29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2.156cm 10.33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1.374cm 10.31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1.298cm 10.3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2.23cm 10.362cm)">
              <text:p/>
              <draw:enhanced-geometry svg:viewBox="0 0 21600 21600" draw:mirror-horizontal="false" draw:mirror-vertical="false" draw:type="rectangle" draw:enhanced-path="M 0 0 L 21600 0 21600 21600 0 21600 0 0 Z N"/>
            </draw:custom-shape>
          </draw:g>
        </draw:g>
        <draw:g>
          <draw:path draw:style-name="gr27" draw:text-style-name="P14" draw:layer="layout" svg:width="1cm" svg:height="2.126cm" svg:x="21.426cm" svg:y="13.578cm" svg:viewBox="0 0 1001 2127" svg:d="M1 127v2000h1000v-2000l-1 1c-161-88-318-128-502-128-182 0-337 39-498 126z">
            <text:p/>
          </draw:path>
          <draw:g>
            <draw:path draw:style-name="gr28" draw:text-style-name="P10" draw:layer="layout" svg:width="1.337cm" svg:height="0.404cm" svg:x="21.258cm" svg:y="13.313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19" draw:text-style-name="P11" draw:layer="layout" svg:width="0.25cm" svg:height="0.065cm" draw:transform="rotate (-1.5707963267949) translate (21.956cm 13.3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2.038cm 13.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7953033919414) translate (22.113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485727648236) translate (22.192cm 13.34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153169549993) translate (22.274cm 13.36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65780117443) translate (22.352cm 13.3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4098066114289) translate (22.429cm 13.4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508586795472) translate (22.5cm 13.45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6018664905411) translate (22.574cm 13.4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1.891cm 13.32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7953033919414) translate (21.826cm 13.33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3485727648236) translate (21.755cm 13.34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2cm" svg:height="0.065cm" draw:transform="rotate (-1.8153169549993) translate (21.697cm 13.36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65780117443) translate (21.627cm 13.393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6cm" draw:transform="rotate (-1.94098066114289) translate (21.568cm 13.42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9508586795472) translate (21.509cm 13.45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6018664905411) translate (21.443cm 13.496cm)">
              <text:p/>
              <draw:enhanced-geometry svg:viewBox="0 0 21600 21600" draw:mirror-horizontal="true" draw:mirror-vertical="false" draw:type="rectangle" draw:enhanced-path="M 0 0 L 21600 0 21600 21600 0 21600 0 0 Z N"/>
            </draw:custom-shape>
          </draw:g>
        </draw:g>
        <draw:g>
          <draw:path draw:style-name="gr27" draw:text-style-name="P14" draw:layer="layout" svg:width="1cm" svg:height="2.126cm" svg:x="25.114cm" svg:y="13.578cm" svg:viewBox="0 0 1001 2127" svg:d="M1 127v2000h1000v-2000l-1 1c-161-88-318-128-502-128-182 0-337 39-498 126z">
            <text:p/>
          </draw:path>
          <draw:g>
            <draw:path draw:style-name="gr28" draw:text-style-name="P10" draw:layer="layout" svg:width="1.337cm" svg:height="0.404cm" svg:x="24.946cm" svg:y="13.313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19" draw:text-style-name="P11" draw:layer="layout" svg:width="0.25cm" svg:height="0.065cm" draw:transform="rotate (-1.5707963267949) translate (25.644cm 13.32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5.726cm 13.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7953033919414) translate (25.801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485727648236) translate (25.88cm 13.34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153169549993) translate (25.962cm 13.36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65780117443) translate (26.04cm 13.3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4098066114289) translate (26.117cm 13.4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508586795472) translate (26.188cm 13.45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6018664905411) translate (26.262cm 13.4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3834056884708) translate (25.579cm 13.328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7953033919414) translate (25.514cm 13.33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3485727648236) translate (25.443cm 13.34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2cm" svg:height="0.065cm" draw:transform="rotate (-1.8153169549993) translate (25.385cm 13.36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65780117443) translate (25.315cm 13.393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6cm" draw:transform="rotate (-1.94098066114289) translate (25.256cm 13.42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9508586795472) translate (25.197cm 13.45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6018664905411) translate (25.131cm 13.496cm)">
              <text:p/>
              <draw:enhanced-geometry svg:viewBox="0 0 21600 21600" draw:mirror-horizontal="true" draw:mirror-vertical="false" draw:type="rectangle" draw:enhanced-path="M 0 0 L 21600 0 21600 21600 0 21600 0 0 Z N"/>
            </draw:custom-shape>
          </draw:g>
        </draw:g>
        <draw:g>
          <draw:polygon draw:style-name="gr29" draw:text-style-name="P15" draw:layer="layout" svg:width="7.485cm" svg:height="0.103cm" draw:transform="rotate (0.785398163397448) translate (16.6385cm 9.9645cm)" svg:viewBox="0 0 7486 104" draw:points="0,104 100,4 7486,0 7386,100">
            <text:p/>
          </draw:polygon>
          <draw:custom-shape draw:style-name="gr30" draw:text-style-name="P16" draw:layer="layout" svg:width="7.499cm" svg:height="0.05cm" draw:transform="rotate (0.785398163397448) translate (16.596cm 9.942cm)">
            <text:p/>
            <draw:enhanced-geometry svg:viewBox="0 0 21600 21600" draw:mirror-horizontal="false" draw:mirror-vertical="false" draw:type="rectangle" draw:enhanced-path="M 0 0 L 21600 0 21600 21600 0 21600 0 0 Z N"/>
          </draw:custom-shape>
        </draw:g>
        <draw:g>
          <draw:polygon draw:style-name="gr29" draw:text-style-name="P15" draw:layer="layout" svg:width="7.485cm" svg:height="0.103cm" draw:transform="rotate (-0.785398163397449) translate (21.95cm 4.677cm)" svg:viewBox="0 0 7486 104" draw:points="7486,104 7386,4 0,0 100,100">
            <text:p/>
          </draw:polygon>
          <draw:custom-shape draw:style-name="gr31" draw:text-style-name="P16" draw:layer="layout" svg:width="7.5cm" svg:height="0.05cm" draw:transform="rotate (0.785398163397448) translate (21.948cm 9.948cm)">
            <text:p/>
            <draw:enhanced-geometry svg:viewBox="0 0 21600 21600" draw:mirror-horizontal="true" draw:mirror-vertical="false" draw:type="rectangle" draw:enhanced-path="M 0 0 L 21600 0 21600 21600 0 21600 0 0 Z N"/>
          </draw:custom-shape>
        </draw:g>
        <draw:custom-shape draw:style-name="gr32" draw:text-style-name="P17" draw:layer="layout" svg:width="0.3cm" svg:height="0.15cm" svg:x="21.793cm" svg:y="4.5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8" draw:layer="layout" svg:width="10.804cm" svg:height="0.2cm" svg:x="3.484cm" svg:y="4.563cm">
          <text:p/>
          <draw:enhanced-geometry svg:viewBox="0 0 21600 21600" draw:mirror-horizontal="false" draw:mirror-vertical="false" draw:type="rectangle" draw:enhanced-path="M 0 0 L 21600 0 21600 21600 0 21600 0 0 Z N"/>
        </draw:custom-shape>
        <draw:frame draw:style-name="gr34" draw:text-style-name="P20" draw:layer="layout" svg:width="4.4cm" svg:height="0.962cm" svg:x="6.846cm" svg:y="2.963cm">
          <draw:text-box>
            <text:p text:style-name="P19"><text:span text:style-name="T1">Півд.-Схід</text:span></text:p>
          </draw:text-box>
        </draw:frame>
        <draw:frame draw:style-name="gr34" draw:text-style-name="P20" draw:layer="layout" svg:width="4.4cm" svg:height="0.962cm" svg:x="19.746cm" svg:y="3.051cm">
          <draw:text-box>
            <text:p text:style-name="P19"><text:span text:style-name="T1">Півд.-Захід</text:span></text:p>
          </draw:text-box>
        </draw:frame>
        <draw:g>
          <draw:path draw:style-name="gr35" draw:text-style-name="P21" draw:layer="Furnishing" svg:width="1.399cm" svg:height="2.16cm" svg:x="11.734cm" svg:y="13.563cm" svg:viewBox="0 0 1400 2161" svg:d="M0 161v2000h1400v-2000h-2c-229-111-445-161-699-161s-470 50-699 161z">
            <text:p/>
          </draw:path>
          <draw:path draw:style-name="gr36" draw:text-style-name="P22" draw:layer="Furnishing" svg:width="1.399cm" svg:height="2.16cm" svg:x="11.734cm" svg:y="13.563cm" svg:viewBox="0 0 1400 2161" svg:d="M0 161v2000h1400v-2000h-2c-229-111-445-161-699-161s-470 50-699 161z">
            <text:p/>
          </draw:path>
        </draw:g>
        <draw:g>
          <draw:path draw:style-name="gr35" draw:text-style-name="P21" draw:layer="Furnishing" svg:width="1.399cm" svg:height="2.16cm" svg:x="9.734cm" svg:y="13.563cm" svg:viewBox="0 0 1400 2161" svg:d="M0 161v2000h1400v-2000h-2c-229-111-445-161-699-161s-470 50-699 161z">
            <text:p/>
          </draw:path>
          <draw:path draw:style-name="gr36" draw:text-style-name="P22" draw:layer="Furnishing" svg:width="1.399cm" svg:height="2.16cm" svg:x="9.734cm" svg:y="13.563cm" svg:viewBox="0 0 1400 2161" svg:d="M0 161v2000h1400v-2000h-2c-229-111-445-161-699-161s-470 50-699 161z">
            <text:p/>
          </draw:path>
        </draw:g>
      </draw:page>
      <draw:page draw:name="page3" draw:style-name="dp1" draw:master-page-name="Default">
        <office:forms form:automatic-focus="false" form:apply-design-mode="false"/>
        <draw:path draw:style-name="gr35" draw:text-style-name="P21" draw:layer="Furnishing" svg:width="1.399cm" svg:height="2.16cm" svg:x="17.752cm" svg:y="13.539cm" svg:viewBox="0 0 1400 2161" svg:d="M0 161v2000h1400v-2000h-2c-229-111-445-161-699-161s-470 50-699 161z">
          <text:p/>
        </draw:path>
        <draw:path draw:style-name="gr37" draw:text-style-name="P5" draw:layer="layout" svg:width="9.837cm" svg:height="5.949cm" svg:x="17.062cm" svg:y="9.75cm" svg:viewBox="0 0 9838 5950" svg:d="M0 0h9838v5950h-9838zM690 3950v2000h1400v-2000h-2c-229-111-445-161-699-161s-470 50-699 161z">
          <text:p/>
        </draw:path>
        <draw:custom-shape draw:style-name="gr11" draw:text-style-name="P4" draw:layer="layout" svg:width="9.9cm" svg:height="0.3cm" svg:x="4cm" svg:y="15.7cm">
          <text:p/>
          <draw:enhanced-geometry svg:viewBox="0 0 21600 21600" draw:type="rectangle" draw:enhanced-path="M 0 0 L 21600 0 21600 21600 0 21600 0 0 Z N"/>
        </draw:custom-shape>
        <draw:custom-shape draw:style-name="gr11" draw:text-style-name="P4" draw:layer="layout" svg:width="9.9cm" svg:height="0.3cm" svg:x="17cm" svg:y="15.7cm">
          <text:p/>
          <draw:enhanced-geometry svg:viewBox="0 0 21600 21600" draw:type="rectangle" draw:enhanced-path="M 0 0 L 21600 0 21600 21600 0 21600 0 0 Z N"/>
        </draw:custom-shape>
        <draw:polygon draw:style-name="gr13" draw:text-style-name="P5" draw:layer="layout" svg:width="9.899cm" svg:height="5.949cm" svg:x="4cm" svg:y="9.75cm" svg:viewBox="0 0 9900 5950" draw:points="0,0 9900,0 9900,5950 0,5950">
          <text:p/>
        </draw:polygon>
        <draw:polygon draw:style-name="gr14" draw:text-style-name="P6" draw:layer="layout" svg:width="5.949cm" svg:height="0.499cm" draw:transform="rotate (-1.5707963267949) translate (17.5cm 9.75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26.4cm 15.7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polygon draw:style-name="gr14" draw:text-style-name="P6" draw:layer="layout" svg:width="5.949cm" svg:height="0.499cm" draw:transform="rotate (-1.5707963267949) translate (4.5cm 9.75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4" draw:text-style-name="P6" draw:layer="layout" svg:width="5.949cm" svg:height="0.499cm" draw:transform="rotate (1.5707963267949) translate (13.4cm 15.7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custom-shape draw:style-name="gr15" draw:text-style-name="P7" draw:layer="layout" svg:width="5.376cm" svg:height="10.8cm" draw:transform="rotate (-1.5707963267949) translate (14.3cm 4.6cm)">
          <text:p/>
          <draw:enhanced-geometry svg:viewBox="0 0 21600 21600" draw:extrusion="false" draw:type="rectangle" draw:enhanced-path="M 0 0 L 21600 0 21600 21600 0 21600 0 0 Z N"/>
        </draw:custom-shape>
        <draw:polygon draw:style-name="gr20" draw:text-style-name="P12" draw:layer="layout" svg:width="0.249cm" svg:height="0.499cm" draw:transform="rotate (-1.5707963267949) translate (18cm 9.75cm)" svg:viewBox="0 0 250 500" draw:points="0,500 164,500 164,375 250,375 250,125 164,125 164,0 0,0">
          <text:p/>
        </draw:polygon>
        <draw:polygon draw:style-name="gr20" draw:text-style-name="P12" draw:layer="layout" svg:width="0.249cm" svg:height="0.499cm" draw:transform="rotate (-1.5707963267949) translate (18.5cm 9.75cm)" svg:viewBox="0 0 250 500" draw:points="0,500 164,500 164,375 250,375 250,125 164,125 164,0 0,0">
          <text:p/>
        </draw:polygon>
        <draw:polygon draw:style-name="gr20" draw:text-style-name="P12" draw:layer="layout" svg:width="0.249cm" svg:height="0.499cm" draw:transform="rotate (-1.5707963267949) translate (19cm 9.75cm)" svg:viewBox="0 0 250 500" draw:points="0,500 164,500 164,375 250,375 250,125 164,125 164,0 0,0">
          <text:p/>
        </draw:polygon>
        <draw:polygon draw:style-name="gr20" draw:text-style-name="P12" draw:layer="layout" svg:width="0.249cm" svg:height="0.499cm" draw:transform="rotate (-1.5707963267949) translate (19.5cm 9.75cm)" svg:viewBox="0 0 250 500" draw:points="0,500 164,500 164,375 250,375 250,125 164,125 164,0 0,0">
          <text:p/>
        </draw:polygon>
        <draw:polygon draw:style-name="gr20" draw:text-style-name="P12" draw:layer="layout" svg:width="0.249cm" svg:height="0.499cm" draw:transform="rotate (-1.5707963267949) translate (20cm 9.75cm)" svg:viewBox="0 0 250 500" draw:points="0,500 164,500 164,375 250,375 250,125 164,125 164,0 0,0">
          <text:p/>
        </draw:polygon>
        <draw:polygon draw:style-name="gr20" draw:text-style-name="P12" draw:layer="layout" svg:width="0.249cm" svg:height="0.499cm" draw:transform="rotate (-1.5707963267949) translate (20.5cm 9.75cm)" svg:viewBox="0 0 250 500" draw:points="0,500 164,500 164,375 250,375 250,125 164,125 164,0 0,0">
          <text:p/>
        </draw:polygon>
        <draw:polygon draw:style-name="gr20" draw:text-style-name="P12" draw:layer="layout" svg:width="0.249cm" svg:height="0.499cm" draw:transform="rotate (-1.5707963267949) translate (21cm 9.75cm)" svg:viewBox="0 0 250 500" draw:points="0,500 164,500 164,375 250,375 250,125 164,125 164,0 0,0">
          <text:p/>
        </draw:polygon>
        <draw:polygon draw:style-name="gr20" draw:text-style-name="P12" draw:layer="layout" svg:width="0.249cm" svg:height="0.499cm" draw:transform="rotate (-1.5707963267949) translate (21.5cm 9.75cm)" svg:viewBox="0 0 250 500" draw:points="0,500 164,500 164,375 250,375 250,125 164,125 164,0 0,0">
          <text:p/>
        </draw:polygon>
        <draw:polygon draw:style-name="gr20" draw:text-style-name="P12" draw:layer="layout" svg:width="0.249cm" svg:height="0.499cm" draw:transform="rotate (-1.5707963267949) translate (22cm 9.75cm)" svg:viewBox="0 0 250 500" draw:points="0,500 164,500 164,375 250,375 250,125 164,125 164,0 0,0">
          <text:p/>
        </draw:polygon>
        <draw:polygon draw:style-name="gr20" draw:text-style-name="P12" draw:layer="layout" svg:width="0.249cm" svg:height="0.499cm" draw:transform="rotate (-1.5707963267949) translate (22.5cm 9.75cm)" svg:viewBox="0 0 250 500" draw:points="0,500 164,500 164,375 250,375 250,125 164,125 164,0 0,0">
          <text:p/>
        </draw:polygon>
        <draw:polygon draw:style-name="gr20" draw:text-style-name="P12" draw:layer="layout" svg:width="0.249cm" svg:height="0.499cm" draw:transform="rotate (-1.5707963267949) translate (23cm 9.75cm)" svg:viewBox="0 0 250 500" draw:points="0,500 164,500 164,375 250,375 250,125 164,125 164,0 0,0">
          <text:p/>
        </draw:polygon>
        <draw:polygon draw:style-name="gr20" draw:text-style-name="P12" draw:layer="layout" svg:width="0.249cm" svg:height="0.499cm" draw:transform="rotate (-1.5707963267949) translate (23.5cm 9.75cm)" svg:viewBox="0 0 250 500" draw:points="0,500 164,500 164,375 250,375 250,125 164,125 164,0 0,0">
          <text:p/>
        </draw:polygon>
        <draw:polygon draw:style-name="gr20" draw:text-style-name="P12" draw:layer="layout" svg:width="0.249cm" svg:height="0.499cm" draw:transform="rotate (-1.5707963267949) translate (24cm 9.75cm)" svg:viewBox="0 0 250 500" draw:points="0,500 164,500 164,375 250,375 250,125 164,125 164,0 0,0">
          <text:p/>
        </draw:polygon>
        <draw:polygon draw:style-name="gr20" draw:text-style-name="P12" draw:layer="layout" svg:width="0.249cm" svg:height="0.499cm" draw:transform="rotate (-1.5707963267949) translate (24.5cm 9.75cm)" svg:viewBox="0 0 250 500" draw:points="0,500 164,500 164,375 250,375 250,125 164,125 164,0 0,0">
          <text:p/>
        </draw:polygon>
        <draw:polygon draw:style-name="gr20" draw:text-style-name="P12" draw:layer="layout" svg:width="0.249cm" svg:height="0.499cm" draw:transform="rotate (-1.5707963267949) translate (25cm 9.75cm)" svg:viewBox="0 0 250 500" draw:points="0,500 164,500 164,375 250,375 250,125 164,125 164,0 0,0">
          <text:p/>
        </draw:polygon>
        <draw:polygon draw:style-name="gr20" draw:text-style-name="P12" draw:layer="layout" svg:width="0.249cm" svg:height="0.499cm" draw:transform="rotate (-1.5707963267949) translate (25.5cm 9.75cm)" svg:viewBox="0 0 250 500" draw:points="0,500 164,500 164,375 250,375 250,125 164,125 164,0 0,0">
          <text:p/>
        </draw:polygon>
        <draw:polygon draw:style-name="gr20" draw:text-style-name="P12" draw:layer="layout" svg:width="0.249cm" svg:height="0.499cm" draw:transform="rotate (-1.5707963267949) translate (26cm 9.75cm)" svg:viewBox="0 0 250 500" draw:points="0,500 164,500 164,375 250,375 250,125 164,125 164,0 0,0">
          <text:p/>
        </draw:polygon>
        <draw:polygon draw:style-name="gr20" draw:text-style-name="P12" draw:layer="layout" svg:width="0.249cm" svg:height="0.499cm" draw:transform="rotate (-1.5707963267949) translate (26.5cm 9.75cm)" svg:viewBox="0 0 250 500" draw:points="0,500 164,500 164,375 250,375 250,125 164,125 164,0 0,0">
          <text:p/>
        </draw:polygon>
        <draw:custom-shape draw:style-name="gr21" draw:text-style-name="P13" draw:layer="layout" svg:width="9.9cm" svg:height="4.95cm" svg:x="17cm" svg:y="4.8cm">
          <text:p/>
          <draw:enhanced-geometry svg:viewBox="0 0 21600 21600" draw:glue-points="?f0 0 ?f1 10800 0 21600 10800 21600 21600 21600 ?f7 10800" draw:text-areas="?f1 10800 ?f2 18000 ?f3 7200 ?f4 21600" draw:type="isosceles-triangle" draw:modifiers="10798.909201090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olygon draw:style-name="gr22" draw:text-style-name="P8" draw:layer="layout" svg:width="0.799cm" svg:height="1.399cm" svg:x="5.551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5.618cm" svg:y="10.633cm">
              <text:p/>
              <draw:enhanced-geometry svg:viewBox="0 0 21600 21600" draw:type="rectangle" draw:enhanced-path="M 0 0 L 21600 0 21600 21600 0 21600 0 0 Z N"/>
            </draw:custom-shape>
            <draw:custom-shape draw:style-name="gr24" draw:text-style-name="P9" draw:layer="layout" svg:width="0.3cm" svg:height="0.866cm" svg:x="5.618cm" svg:y="10.967cm">
              <text:p/>
              <draw:enhanced-geometry svg:viewBox="0 0 21600 21600" draw:type="rectangle" draw:enhanced-path="M 0 0 L 21600 0 21600 21600 0 21600 0 0 Z N"/>
            </draw:custom-shape>
            <draw:custom-shape draw:style-name="gr24" draw:text-style-name="P9" draw:layer="layout" svg:width="0.3cm" svg:height="0.866cm" svg:x="5.984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5.45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5.978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6.058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5.897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6.137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5.814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6.216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5.741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6.295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5.663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6.374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5.592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5.516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6.448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1.549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1.616cm" svg:y="10.633cm">
              <text:p/>
              <draw:enhanced-geometry svg:viewBox="0 0 21600 21600" draw:type="rectangle" draw:enhanced-path="M 0 0 L 21600 0 21600 21600 0 21600 0 0 Z N"/>
            </draw:custom-shape>
            <draw:custom-shape draw:style-name="gr24" draw:text-style-name="P9" draw:layer="layout" svg:width="0.3cm" svg:height="0.866cm" svg:x="11.616cm" svg:y="10.967cm">
              <text:p/>
              <draw:enhanced-geometry svg:viewBox="0 0 21600 21600" draw:type="rectangle" draw:enhanced-path="M 0 0 L 21600 0 21600 21600 0 21600 0 0 Z N"/>
            </draw:custom-shape>
            <draw:custom-shape draw:style-name="gr24" draw:text-style-name="P9" draw:layer="layout" svg:width="0.3cm" svg:height="0.866cm" svg:x="11.982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1.448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1.976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2.056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1.895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2.135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1.812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2.214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1.739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2.293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1.661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2.372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1.59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1.514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2.446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9.549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9.616cm" svg:y="10.633cm">
              <text:p/>
              <draw:enhanced-geometry svg:viewBox="0 0 21600 21600" draw:type="rectangle" draw:enhanced-path="M 0 0 L 21600 0 21600 21600 0 21600 0 0 Z N"/>
            </draw:custom-shape>
            <draw:custom-shape draw:style-name="gr24" draw:text-style-name="P9" draw:layer="layout" svg:width="0.3cm" svg:height="0.866cm" svg:x="9.616cm" svg:y="10.967cm">
              <text:p/>
              <draw:enhanced-geometry svg:viewBox="0 0 21600 21600" draw:type="rectangle" draw:enhanced-path="M 0 0 L 21600 0 21600 21600 0 21600 0 0 Z N"/>
            </draw:custom-shape>
            <draw:custom-shape draw:style-name="gr24" draw:text-style-name="P9" draw:layer="layout" svg:width="0.3cm" svg:height="0.866cm" svg:x="9.982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9.448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9.976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0.056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9.895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0.135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9.812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0.214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9.739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0.293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9.661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0.372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9.59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9.514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0.446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11.551cm" svg:y="13.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1.618cm" svg:y="13.633cm">
              <text:p/>
              <draw:enhanced-geometry svg:viewBox="0 0 21600 21600" draw:type="rectangle" draw:enhanced-path="M 0 0 L 21600 0 21600 21600 0 21600 0 0 Z N"/>
            </draw:custom-shape>
            <draw:custom-shape draw:style-name="gr24" draw:text-style-name="P9" draw:layer="layout" svg:width="0.3cm" svg:height="0.866cm" svg:x="11.618cm" svg:y="13.967cm">
              <text:p/>
              <draw:enhanced-geometry svg:viewBox="0 0 21600 21600" draw:type="rectangle" draw:enhanced-path="M 0 0 L 21600 0 21600 21600 0 21600 0 0 Z N"/>
            </draw:custom-shape>
            <draw:custom-shape draw:style-name="gr24" draw:text-style-name="P9" draw:layer="layout" svg:width="0.3cm" svg:height="0.866cm" svg:x="11.984cm" svg:y="13.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1.45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1.978cm 1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2.058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1.897cm 13.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2.137cm 13.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1.814cm 1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2.216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1.741cm 1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2.295cm 13.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1.663cm 13.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2.374cm 13.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1.592cm 13.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1.516cm 13.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2.448cm 13.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2.551cm" svg:y="10.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2.618cm" svg:y="10.633cm">
              <text:p/>
              <draw:enhanced-geometry svg:viewBox="0 0 21600 21600" draw:type="rectangle" draw:enhanced-path="M 0 0 L 21600 0 21600 21600 0 21600 0 0 Z N"/>
            </draw:custom-shape>
            <draw:custom-shape draw:style-name="gr24" draw:text-style-name="P9" draw:layer="layout" svg:width="0.3cm" svg:height="0.866cm" svg:x="22.618cm" svg:y="10.967cm">
              <text:p/>
              <draw:enhanced-geometry svg:viewBox="0 0 21600 21600" draw:type="rectangle" draw:enhanced-path="M 0 0 L 21600 0 21600 21600 0 21600 0 0 Z N"/>
            </draw:custom-shape>
            <draw:custom-shape draw:style-name="gr24" draw:text-style-name="P9" draw:layer="layout" svg:width="0.3cm" svg:height="0.866cm" svg:x="22.984cm" svg:y="10.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2.45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2.978cm 10.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3.058cm 10.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2.897cm 10.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3.137cm 10.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2.814cm 10.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3.216cm 10.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2.741cm 10.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3.295cm 10.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2.663cm 10.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3.374cm 10.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2.592cm 10.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2.516cm 10.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3.448cm 10.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4.551cm" svg:y="13.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4.618cm" svg:y="13.633cm">
              <text:p/>
              <draw:enhanced-geometry svg:viewBox="0 0 21600 21600" draw:type="rectangle" draw:enhanced-path="M 0 0 L 21600 0 21600 21600 0 21600 0 0 Z N"/>
            </draw:custom-shape>
            <draw:custom-shape draw:style-name="gr24" draw:text-style-name="P9" draw:layer="layout" svg:width="0.3cm" svg:height="0.866cm" svg:x="24.618cm" svg:y="13.967cm">
              <text:p/>
              <draw:enhanced-geometry svg:viewBox="0 0 21600 21600" draw:type="rectangle" draw:enhanced-path="M 0 0 L 21600 0 21600 21600 0 21600 0 0 Z N"/>
            </draw:custom-shape>
            <draw:custom-shape draw:style-name="gr24" draw:text-style-name="P9" draw:layer="layout" svg:width="0.3cm" svg:height="0.866cm" svg:x="24.984cm" svg:y="13.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4.45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4.978cm 1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5.058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4.897cm 13.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5.137cm 13.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4.814cm 1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5.216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4.741cm 1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5.295cm 13.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4.663cm 13.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5.374cm 13.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4.592cm 13.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4.516cm 13.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5.448cm 13.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4.551cm" svg:y="10.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4.618cm" svg:y="10.639cm">
              <text:p/>
              <draw:enhanced-geometry svg:viewBox="0 0 21600 21600" draw:type="rectangle" draw:enhanced-path="M 0 0 L 21600 0 21600 21600 0 21600 0 0 Z N"/>
            </draw:custom-shape>
            <draw:custom-shape draw:style-name="gr24" draw:text-style-name="P9" draw:layer="layout" svg:width="0.3cm" svg:height="0.866cm" svg:x="24.618cm" svg:y="10.973cm">
              <text:p/>
              <draw:enhanced-geometry svg:viewBox="0 0 21600 21600" draw:type="rectangle" draw:enhanced-path="M 0 0 L 21600 0 21600 21600 0 21600 0 0 Z N"/>
            </draw:custom-shape>
            <draw:custom-shape draw:style-name="gr24" draw:text-style-name="P9" draw:layer="layout" svg:width="0.3cm" svg:height="0.866cm" svg:x="24.984cm" svg:y="10.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4.45cm" svg:y="10.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4.978cm 10.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5.058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4.897cm 10.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5.137cm 10.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4.81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5.216cm 10.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4.741cm 10.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5.295cm 10.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4.663cm 10.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5.374cm 10.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4.592cm 10.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4.516cm 10.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5.448cm 10.355cm)">
              <text:p/>
              <draw:enhanced-geometry svg:viewBox="0 0 21600 21600" draw:mirror-horizontal="false" draw:mirror-vertical="false" draw:type="rectangle" draw:enhanced-path="M 0 0 L 21600 0 21600 21600 0 21600 0 0 Z N"/>
            </draw:custom-shape>
          </draw:g>
        </draw:g>
        <draw:path draw:style-name="gr27" draw:text-style-name="P14" draw:layer="layout" svg:width="1cm" svg:height="2.126cm" svg:x="17.95cm" svg:y="13.573cm" svg:viewBox="0 0 1001 2127" svg:d="M1 127v2000h1000v-2000l-1 1c-161-88-318-128-502-128-182 0-337 39-498 126z">
          <text:p/>
        </draw:path>
        <draw:g>
          <draw:polygon draw:style-name="gr29" draw:text-style-name="P15" draw:layer="layout" svg:width="7.485cm" svg:height="0.103cm" draw:transform="rotate (0.785398163397448) translate (16.6545cm 9.9515cm)" svg:viewBox="0 0 7486 104" draw:points="0,104 100,4 7486,0 7386,100">
            <text:p/>
          </draw:polygon>
          <draw:custom-shape draw:style-name="gr30" draw:text-style-name="P16" draw:layer="layout" svg:width="7.499cm" svg:height="0.05cm" draw:transform="rotate (0.785398163397448) translate (16.612cm 9.929cm)">
            <text:p/>
            <draw:enhanced-geometry svg:viewBox="0 0 21600 21600" draw:mirror-horizontal="false" draw:mirror-vertical="false" draw:type="rectangle" draw:enhanced-path="M 0 0 L 21600 0 21600 21600 0 21600 0 0 Z N"/>
          </draw:custom-shape>
        </draw:g>
        <draw:g>
          <draw:polygon draw:style-name="gr29" draw:text-style-name="P15" draw:layer="layout" svg:width="7.485cm" svg:height="0.103cm" draw:transform="rotate (-0.785398163397448) translate (21.966cm 4.664cm)" svg:viewBox="0 0 7486 104" draw:points="7486,104 7386,4 0,0 100,100">
            <text:p/>
          </draw:polygon>
          <draw:custom-shape draw:style-name="gr31" draw:text-style-name="P16" draw:layer="layout" svg:width="7.5cm" svg:height="0.05cm" draw:transform="rotate (0.785398163397448) translate (21.964cm 9.935cm)">
            <text:p/>
            <draw:enhanced-geometry svg:viewBox="0 0 21600 21600" draw:mirror-horizontal="true" draw:mirror-vertical="false" draw:type="rectangle" draw:enhanced-path="M 0 0 L 21600 0 21600 21600 0 21600 0 0 Z N"/>
          </draw:custom-shape>
        </draw:g>
        <draw:custom-shape draw:style-name="gr32" draw:text-style-name="P17" draw:layer="layout" svg:width="0.3cm" svg:height="0.15cm" svg:x="21.809cm" svg:y="4.5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8" draw:layer="layout" svg:width="10.804cm" svg:height="0.2cm" svg:x="3.5cm" svg:y="4.55cm">
          <text:p/>
          <draw:enhanced-geometry svg:viewBox="0 0 21600 21600" draw:mirror-horizontal="false" draw:mirror-vertical="false" draw:type="rectangle" draw:enhanced-path="M 0 0 L 21600 0 21600 21600 0 21600 0 0 Z N"/>
        </draw:custom-shape>
        <draw:frame draw:style-name="gr34" draw:text-style-name="P20" draw:layer="layout" svg:width="4.4cm" svg:height="0.962cm" svg:x="6.842cm" svg:y="2.969cm">
          <draw:text-box>
            <text:p text:style-name="P19"><text:span text:style-name="T1">Півн.-Захід</text:span></text:p>
          </draw:text-box>
        </draw:frame>
        <draw:frame draw:style-name="gr34" draw:text-style-name="P20" draw:layer="layout" svg:width="4.4cm" svg:height="0.962cm" svg:x="19.742cm" svg:y="3.057cm">
          <draw:text-box>
            <text:p text:style-name="P19"><text:span text:style-name="T1">Півн.-Схід</text:span></text:p>
          </draw:text-box>
        </draw:frame>
        <draw:g>
          <draw:g>
            <draw:polygon draw:style-name="gr22" draw:text-style-name="P8" draw:layer="layout" svg:width="0.799cm" svg:height="1.399cm" svg:x="9.549cm" svg:y="13.5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9.616cm" svg:y="13.633cm">
              <text:p/>
              <draw:enhanced-geometry svg:viewBox="0 0 21600 21600" draw:type="rectangle" draw:enhanced-path="M 0 0 L 21600 0 21600 21600 0 21600 0 0 Z N"/>
            </draw:custom-shape>
            <draw:custom-shape draw:style-name="gr24" draw:text-style-name="P9" draw:layer="layout" svg:width="0.3cm" svg:height="0.866cm" svg:x="9.616cm" svg:y="13.967cm">
              <text:p/>
              <draw:enhanced-geometry svg:viewBox="0 0 21600 21600" draw:type="rectangle" draw:enhanced-path="M 0 0 L 21600 0 21600 21600 0 21600 0 0 Z N"/>
            </draw:custom-shape>
            <draw:custom-shape draw:style-name="gr24" draw:text-style-name="P9" draw:layer="layout" svg:width="0.3cm" svg:height="0.866cm" svg:x="9.982cm" svg:y="13.9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9.448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9.976cm 13.2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0.056cm 13.2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9.895cm 13.2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0.135cm 13.2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9.812cm 13.2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0.214cm 13.2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9.739cm 1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0.293cm 13.2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9.661cm 13.2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0.372cm 13.3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9.59cm 13.3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9.514cm 13.3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0.446cm 13.349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2.551cm" svg:y="13.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2.618cm" svg:y="13.639cm">
              <text:p/>
              <draw:enhanced-geometry svg:viewBox="0 0 21600 21600" draw:type="rectangle" draw:enhanced-path="M 0 0 L 21600 0 21600 21600 0 21600 0 0 Z N"/>
            </draw:custom-shape>
            <draw:custom-shape draw:style-name="gr24" draw:text-style-name="P9" draw:layer="layout" svg:width="0.3cm" svg:height="0.866cm" svg:x="22.618cm" svg:y="13.973cm">
              <text:p/>
              <draw:enhanced-geometry svg:viewBox="0 0 21600 21600" draw:type="rectangle" draw:enhanced-path="M 0 0 L 21600 0 21600 21600 0 21600 0 0 Z N"/>
            </draw:custom-shape>
            <draw:custom-shape draw:style-name="gr24" draw:text-style-name="P9" draw:layer="layout" svg:width="0.3cm" svg:height="0.866cm" svg:x="22.984cm" svg:y="13.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2.45cm" svg:y="13.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2.978cm 13.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3.058cm 13.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2.897cm 13.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3.137cm 13.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2.814cm 13.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3.216cm 1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2.741cm 13.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3.295cm 13.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2.663cm 13.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3.374cm 13.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2.592cm 13.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2.516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3.448cm 13.355cm)">
              <text:p/>
              <draw:enhanced-geometry svg:viewBox="0 0 21600 21600" draw:mirror-horizontal="false" draw:mirror-vertical="false" draw:type="rectangle" draw:enhanced-path="M 0 0 L 21600 0 21600 21600 0 21600 0 0 Z N"/>
            </draw:custom-shape>
          </draw:g>
        </draw:g>
        <draw:g>
          <draw:g>
            <draw:polygon draw:style-name="gr22" draw:text-style-name="P8" draw:layer="layout" svg:width="0.799cm" svg:height="1.399cm" svg:x="20.551cm" svg:y="13.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20.618cm" svg:y="13.639cm">
              <text:p/>
              <draw:enhanced-geometry svg:viewBox="0 0 21600 21600" draw:type="rectangle" draw:enhanced-path="M 0 0 L 21600 0 21600 21600 0 21600 0 0 Z N"/>
            </draw:custom-shape>
            <draw:custom-shape draw:style-name="gr24" draw:text-style-name="P9" draw:layer="layout" svg:width="0.3cm" svg:height="0.866cm" svg:x="20.618cm" svg:y="13.973cm">
              <text:p/>
              <draw:enhanced-geometry svg:viewBox="0 0 21600 21600" draw:type="rectangle" draw:enhanced-path="M 0 0 L 21600 0 21600 21600 0 21600 0 0 Z N"/>
            </draw:custom-shape>
            <draw:custom-shape draw:style-name="gr24" draw:text-style-name="P9" draw:layer="layout" svg:width="0.3cm" svg:height="0.866cm" svg:x="20.984cm" svg:y="13.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20.45cm" svg:y="13.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20.978cm 13.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21.058cm 13.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20.897cm 13.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21.137cm 13.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20.814cm 13.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21.216cm 13.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20.741cm 13.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21.295cm 13.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20.663cm 13.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21.374cm 13.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20.592cm 13.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20.516cm 13.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21.448cm 13.355cm)">
              <text:p/>
              <draw:enhanced-geometry svg:viewBox="0 0 21600 21600" draw:mirror-horizontal="false" draw:mirror-vertical="false" draw:type="rectangle" draw:enhanced-path="M 0 0 L 21600 0 21600 21600 0 21600 0 0 Z N"/>
            </draw:custom-shape>
          </draw:g>
        </draw:g>
        <draw:g>
          <draw:path draw:style-name="gr26" draw:text-style-name="P10" draw:layer="layout" svg:width="1.689cm" svg:height="0.431cm" svg:x="17.61cm" svg:y="13.2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layout" svg:width="0.25cm" svg:height="0.065cm" draw:transform="rotate (-1.5707963267949) translate (18.487cm 13.28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8.563cm 13.28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5230320286303) translate (18.637cm 13.29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0047429021808) translate (18.712cm 13.30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4759818002192) translate (18.787cm 13.31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8774075281779) translate (18.862cm 13.33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3364291214524) translate (18.937cm 13.34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587988004351) translate (19.012cm 13.37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1706965039057) translate (19.084cm 13.3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5651409148564) translate (19.155cm 13.42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9037347897433) translate (19.223cm 13.45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2.00782677149428) translate (19.287cm 13.48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512768979555) translate (18.422cm 13.289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65230320286303) translate (18.352cm 13.29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0047429021808) translate (18.289cm 13.304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4759818002192) translate (18.23cm 13.316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78774075281779) translate (18.159cm 13.332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3364291214524) translate (18.1cm 13.35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87587988004351) translate (18.029cm 13.372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1706965039057) translate (17.971cm 13.397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5cm" draw:transform="rotate (-1.95651409148564) translate (17.908cm 13.425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cm" svg:height="0.064cm" draw:transform="rotate (-1.99037347897433) translate (17.846cm 13.455cm)">
              <text:p/>
              <draw:enhanced-geometry svg:viewBox="0 0 21600 21600" draw:mirror-horizontal="true" draw:mirror-vertical="false" draw:type="rectangle" draw:enhanced-path="M 0 0 L 21600 0 21600 21600 0 21600 0 0 Z N"/>
            </draw:custom-shape>
            <draw:custom-shape draw:style-name="gr19" draw:text-style-name="P11" draw:layer="layout" svg:width="0.251cm" svg:height="0.065cm" draw:transform="rotate (-2.00782677149428) translate (17.782cm 13.484cm)">
              <text:p/>
              <draw:enhanced-geometry svg:viewBox="0 0 21600 21600" draw:mirror-horizontal="true" draw:mirror-vertical="false" draw:type="rectangle" draw:enhanced-path="M 0 0 L 21600 0 21600 21600 0 21600 0 0 Z N"/>
            </draw:custom-shape>
          </draw:g>
        </draw:g>
        <draw:g>
          <draw:g>
            <draw:polygon draw:style-name="gr22" draw:text-style-name="P8" draw:layer="layout" svg:width="0.799cm" svg:height="1.399cm" svg:x="18.551cm" svg:y="10.506cm" svg:viewBox="0 0 800 1400" draw:points="0,1400 0,77 0,1400 800,1400 800,1400 800,77 800,77 751,59 701,43 653,29 604,19 555,11 504,4 453,1 400,0 347,1 296,4 245,11 196,19 148,29 99,43 49,59 0,77">
              <text:p/>
            </draw:polygon>
            <draw:custom-shape draw:style-name="gr23" draw:text-style-name="P9" draw:layer="layout" svg:width="0.666cm" svg:height="0.267cm" svg:x="18.618cm" svg:y="10.639cm">
              <text:p/>
              <draw:enhanced-geometry svg:viewBox="0 0 21600 21600" draw:type="rectangle" draw:enhanced-path="M 0 0 L 21600 0 21600 21600 0 21600 0 0 Z N"/>
            </draw:custom-shape>
            <draw:custom-shape draw:style-name="gr24" draw:text-style-name="P9" draw:layer="layout" svg:width="0.3cm" svg:height="0.866cm" svg:x="18.618cm" svg:y="10.973cm">
              <text:p/>
              <draw:enhanced-geometry svg:viewBox="0 0 21600 21600" draw:type="rectangle" draw:enhanced-path="M 0 0 L 21600 0 21600 21600 0 21600 0 0 Z N"/>
            </draw:custom-shape>
            <draw:custom-shape draw:style-name="gr24" draw:text-style-name="P9" draw:layer="layout" svg:width="0.3cm" svg:height="0.866cm" svg:x="18.984cm" svg:y="10.973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18.45cm" svg:y="10.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18.978cm 10.25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19.058cm 10.259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18.897cm 10.25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19.137cm 10.26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18.814cm 10.26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19.216cm 10.28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18.741cm 10.27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19.295cm 10.30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18.663cm 10.29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19.374cm 10.32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18.592cm 10.31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18.516cm 10.3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19.448cm 10.355cm)">
              <text:p/>
              <draw:enhanced-geometry svg:viewBox="0 0 21600 21600" draw:mirror-horizontal="false" draw:mirror-vertical="false" draw:type="rectangle" draw:enhanced-path="M 0 0 L 21600 0 21600 21600 0 21600 0 0 Z N"/>
            </draw:custom-shape>
          </draw:g>
        </draw:g>
        <draw:path draw:style-name="gr36" draw:text-style-name="P22" draw:layer="Furnishing" svg:width="1.399cm" svg:height="2.16cm" svg:x="17.752cm" svg:y="13.539cm" svg:viewBox="0 0 1400 2161" svg:d="M0 161v2000h1400v-2000h-2c-229-111-445-161-699-161s-470 50-699 161z">
          <text:p/>
        </draw:path>
      </draw:page>
      <draw:page draw:name="page4" draw:style-name="dp1" draw:master-page-name="Default">
        <office:forms form:automatic-focus="false" form:apply-design-mode="false"/>
        <draw:custom-shape draw:style-name="gr38" draw:text-style-name="P1" draw:layer="Furnishing" svg:width="2.65cm" svg:height="6.55cm" draw:transform="rotate (1.5707963267949) translate (3cm 4cm)">
          <text:p/>
          <draw:enhanced-geometry svg:viewBox="0 0 21600 21600" draw:type="rectangle" draw:enhanced-path="M 0 0 L 21600 0 21600 21600 0 21600 0 0 Z N"/>
        </draw:custom-shape>
        <draw:measure draw:style-name="gr39" draw:text-style-name="P23" draw:layer="measurelines" svg:x1="3cm" svg:y1="4cm" svg:x2="3cm" svg:y2="3.2cm">
          <text:p text:style-name="P23"><text:span text:style-name="T2"><text:measure text:kind="gap"/></text:span><text:span text:style-name="T2"><text:measure text:kind="value">80</text:measure></text:span><text:span text:style-name="T2"><text:s/></text:span><text:span text:style-name="T2"><text:measure text:kind="unit">cm</text:measure></text:span><text:span text:style-name="T2"><text:measure text:kind="gap"/></text:span></text:p>
        </draw:measure>
        <draw:line draw:style-name="gr40" draw:text-style-name="P1" draw:layer="Furnishing" svg:x1="2.85cm" svg:y1="3.2cm" svg:x2="10.6cm" svg:y2="3.2cm">
          <text:p/>
        </draw:line>
        <draw:g>
          <draw:polygon draw:style-name="gr22" draw:text-style-name="P8" draw:layer="Furnishing" svg:width="0.799cm" svg:height="1.399cm" svg:x="4.1cm" svg:y="1.6cm" svg:viewBox="0 0 800 1400" draw:points="0,1400 0,77 0,1400 800,1400 800,1400 800,77 800,77 751,59 701,43 653,29 604,19 555,11 504,4 453,1 400,0 347,1 296,4 245,11 196,19 148,29 99,43 49,59 0,77">
            <text:p/>
          </draw:polygon>
          <draw:custom-shape draw:style-name="gr23" draw:text-style-name="P9" draw:layer="Furnishing" svg:width="0.666cm" svg:height="0.267cm" svg:x="4.167cm" svg:y="1.733cm">
            <text:p/>
            <draw:enhanced-geometry svg:viewBox="0 0 21600 21600" draw:type="rectangle" draw:enhanced-path="M 0 0 L 21600 0 21600 21600 0 21600 0 0 Z N"/>
          </draw:custom-shape>
          <draw:custom-shape draw:style-name="gr24" draw:text-style-name="P9" draw:layer="Furnishing" svg:width="0.3cm" svg:height="0.866cm" svg:x="4.167cm" svg:y="2.067cm">
            <text:p/>
            <draw:enhanced-geometry svg:viewBox="0 0 21600 21600" draw:type="rectangle" draw:enhanced-path="M 0 0 L 21600 0 21600 21600 0 21600 0 0 Z N"/>
          </draw:custom-shape>
          <draw:custom-shape draw:style-name="gr24" draw:text-style-name="P9" draw:layer="Furnishing" svg:width="0.3cm" svg:height="0.866cm" svg:x="4.533cm" svg:y="2.067cm">
            <text:p/>
            <draw:enhanced-geometry svg:viewBox="0 0 21600 21600" draw:mirror-horizontal="false" draw:mirror-vertical="false" draw:type="rectangle" draw:enhanced-path="M 0 0 L 21600 0 21600 21600 0 21600 0 0 Z N"/>
          </draw:custom-shape>
        </draw:g>
        <draw:g>
          <draw:polygon draw:style-name="gr41" draw:text-style-name="P1" draw:layer="Furnishing" svg:width="0.799cm" svg:height="1.399cm" svg:x="6.1cm" svg:y="1.6cm" svg:viewBox="0 0 800 1400" draw:points="0,1400 0,77 0,1400 800,1400 800,1400 800,77 800,77 751,59 701,43 653,29 604,19 555,11 504,4 453,1 400,0 347,1 296,4 245,11 196,19 148,29 99,43 49,59 0,77">
            <text:p/>
          </draw:polygon>
          <draw:custom-shape draw:style-name="gr42" draw:text-style-name="P24" draw:layer="Furnishing" svg:width="0.666cm" svg:height="0.267cm" svg:x="6.167cm" svg:y="1.733cm">
            <text:p/>
            <draw:enhanced-geometry svg:viewBox="0 0 21600 21600" draw:type="rectangle" draw:enhanced-path="M 0 0 L 21600 0 21600 21600 0 21600 0 0 Z N"/>
          </draw:custom-shape>
          <draw:custom-shape draw:style-name="gr43" draw:text-style-name="P24" draw:layer="Furnishing" svg:width="0.3cm" svg:height="0.866cm" svg:x="6.167cm" svg:y="2.067cm">
            <text:p/>
            <draw:enhanced-geometry svg:viewBox="0 0 21600 21600" draw:type="rectangle" draw:enhanced-path="M 0 0 L 21600 0 21600 21600 0 21600 0 0 Z N"/>
          </draw:custom-shape>
          <draw:custom-shape draw:style-name="gr43" draw:text-style-name="P24" draw:layer="Furnishing" svg:width="0.3cm" svg:height="0.866cm" svg:x="6.533cm" svg:y="2.067cm">
            <text:p/>
            <draw:enhanced-geometry svg:viewBox="0 0 21600 21600" draw:mirror-horizontal="false" draw:mirror-vertical="false" draw:type="rectangle" draw:enhanced-path="M 0 0 L 21600 0 21600 21600 0 21600 0 0 Z N"/>
          </draw:custom-shape>
        </draw:g>
        <draw:g>
          <draw:polygon draw:style-name="gr41" draw:text-style-name="P1" draw:layer="Furnishing" svg:width="0.799cm" svg:height="1.399cm" svg:x="8.1cm" svg:y="1.6cm" svg:viewBox="0 0 800 1400" draw:points="0,1400 0,77 0,1400 800,1400 800,1400 800,77 800,77 751,59 701,43 653,29 604,19 555,11 504,4 453,1 400,0 347,1 296,4 245,11 196,19 148,29 99,43 49,59 0,77">
            <text:p/>
          </draw:polygon>
          <draw:custom-shape draw:style-name="gr42" draw:text-style-name="P24" draw:layer="Furnishing" svg:width="0.666cm" svg:height="0.267cm" svg:x="8.167cm" svg:y="1.733cm">
            <text:p/>
            <draw:enhanced-geometry svg:viewBox="0 0 21600 21600" draw:type="rectangle" draw:enhanced-path="M 0 0 L 21600 0 21600 21600 0 21600 0 0 Z N"/>
          </draw:custom-shape>
          <draw:custom-shape draw:style-name="gr43" draw:text-style-name="P24" draw:layer="Furnishing" svg:width="0.3cm" svg:height="0.866cm" svg:x="8.167cm" svg:y="2.067cm">
            <text:p/>
            <draw:enhanced-geometry svg:viewBox="0 0 21600 21600" draw:type="rectangle" draw:enhanced-path="M 0 0 L 21600 0 21600 21600 0 21600 0 0 Z N"/>
          </draw:custom-shape>
          <draw:custom-shape draw:style-name="gr43" draw:text-style-name="P24" draw:layer="Furnishing" svg:width="0.3cm" svg:height="0.866cm" svg:x="8.533cm" svg:y="2.067cm">
            <text:p/>
            <draw:enhanced-geometry svg:viewBox="0 0 21600 21600" draw:mirror-horizontal="false" draw:mirror-vertical="false" draw:type="rectangle" draw:enhanced-path="M 0 0 L 21600 0 21600 21600 0 21600 0 0 Z N"/>
          </draw:custom-shape>
        </draw:g>
        <draw:path draw:style-name="gr44" draw:text-style-name="P22" draw:layer="Furnishing" svg:width="1.399cm" svg:height="2.16cm" svg:x="4cm" svg:y="6.839cm" svg:viewBox="0 0 1400 2161" svg:d="M0 161v2000h1400v-2000h-2c-229-111-445-161-699-161s-470 50-699 161z">
          <text:p/>
        </draw:path>
        <draw:circle draw:style-name="gr45" draw:text-style-name="P2" draw:layer="layout" svg:width="2.1cm" svg:height="2.1cm" draw:transform="rotate (-3.14159265358979) translate (8.449cm 5.867cm)" draw:kind="arc" draw:start-angle="118.37" draw:end-angle="118.47">
          <text:p/>
        </draw:circle>
        <draw:path draw:style-name="gr46" draw:text-style-name="P14" draw:layer="Furnishing" svg:width="1cm" svg:height="2.126cm" svg:x="6cm" svg:y="6.85cm" svg:viewBox="0 0 1001 2127" svg:d="M1 127v2000h1000v-2000l-1 1c-161-88-318-128-502-128-182 0-337 39-498 126z">
          <text:p/>
        </draw:path>
        <draw:g>
          <draw:polygon draw:style-name="gr16" draw:text-style-name="P8" draw:layer="Furnishing" svg:width="0.399cm" svg:height="0.699cm" svg:x="5.007cm" svg:y="4.96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5.04cm" svg:y="5.027cm">
            <text:p/>
            <draw:enhanced-geometry svg:viewBox="0 0 21600 21600" draw:type="rectangle" draw:enhanced-path="M 0 0 L 21600 0 21600 21600 0 21600 0 0 Z N"/>
          </draw:custom-shape>
        </draw:g>
        <draw:g>
          <draw:custom-shape draw:style-name="gr47" draw:text-style-name="P25" draw:layer="Furnishing" svg:width="0.125cm" svg:height="0.065cm" draw:transform="rotate (0.000174532925199433) translate (4.873cm 4.899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4.964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026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091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15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218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28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341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40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468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4.873cm 5.5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25cm" svg:height="0.065cm" draw:transform="rotate (0.000174532925199433) translate (4.757cm 5.595cm)">
            <text:p/>
            <draw:enhanced-geometry svg:viewBox="0 0 21600 21600" draw:mirror-horizontal="true" draw:mirror-vertical="false" draw:type="rectangle" draw:enhanced-path="M 0 0 L 21600 0 21600 21600 0 21600 0 0 Z N"/>
          </draw:custom-shape>
        </draw:g>
        <draw:g>
          <draw:custom-shape draw:style-name="gr47" draw:text-style-name="P25" draw:layer="Furnishing" svg:width="0.125cm" svg:height="0.065cm" draw:transform="rotate (0.000174532925199433) translate (5.407cm 4.899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4.964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02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09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15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21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2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34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40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46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5.407cm 5.5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0.000174532925199433) translate (5.407cm 5.595cm)">
            <text:p/>
            <draw:enhanced-geometry svg:viewBox="0 0 21600 21600" draw:mirror-horizontal="false" draw:mirror-vertical="false" draw:type="rectangle" draw:enhanced-path="M 0 0 L 21600 0 21600 21600 0 21600 0 0 Z N"/>
          </draw:custom-shape>
        </draw:g>
        <draw:g>
          <draw:path draw:style-name="gr18" draw:text-style-name="P10" draw:layer="Furnishing" svg:width="0.575cm" svg:height="0.304cm" svg:x="4.922cm" svg:y="4.7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47" draw:text-style-name="P25" draw:layer="Furnishing" svg:width="0.25cm" svg:height="0.065cm" draw:transform="rotate (-1.26065131871551) translate (4.991cm 4.742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39067834798908) translate (5.096cm 4.718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50447381521911) translate (5.191cm 4.70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64636908340625) translate (5.292cm 4.7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75248510192751) translate (5.386cm 4.724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87570534711831) translate (5.483cm 4.752cm)">
            <text:p/>
            <draw:enhanced-geometry svg:viewBox="0 0 21600 21600" draw:mirror-horizontal="false" draw:mirror-vertical="false" draw:type="rectangle" draw:enhanced-path="M 0 0 L 21600 0 21600 21600 0 21600 0 0 Z N"/>
          </draw:custom-shape>
        </draw:g>
        <draw:g>
          <draw:g>
            <draw:polygon draw:style-name="gr16" draw:text-style-name="P8" draw:layer="Furnishing" svg:width="0.399cm" svg:height="0.699cm" svg:x="6.199cm" svg:y="4.967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6.232cm" svg:y="5.034cm">
              <text:p/>
              <draw:enhanced-geometry svg:viewBox="0 0 21600 21600" draw:type="rectangle" draw:enhanced-path="M 0 0 L 21600 0 21600 21600 0 21600 0 0 Z N"/>
            </draw:custom-shape>
          </draw:g>
          <draw:g>
            <draw:custom-shape draw:style-name="gr47" draw:text-style-name="P25" draw:layer="Furnishing" svg:width="0.125cm" svg:height="0.065cm" draw:transform="rotate (0.000174532925199433) translate (6.065cm 4.906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033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16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287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41cm)">
              <text:p/>
              <draw:enhanced-geometry svg:viewBox="0 0 21600 21600" draw:mirror-horizontal="true" draw:mirror-vertical="false" draw:type="rectangle" draw:enhanced-path="M 0 0 L 21600 0 21600 21600 0 21600 0 0 Z N"/>
            </draw:custom-shape>
            <draw:custom-shape draw:style-name="gr47" draw:text-style-name="P25" draw:layer="Furnishing" svg:width="0.125cm" svg:height="0.065cm" draw:transform="rotate (0.000174532925199433) translate (6.065cm 5.537cm)">
              <text:p/>
              <draw:enhanced-geometry svg:viewBox="0 0 21600 21600" draw:mirror-horizontal="true" draw:mirror-vertical="false" draw:type="rectangle" draw:enhanced-path="M 0 0 L 21600 0 21600 21600 0 21600 0 0 Z N"/>
            </draw:custom-shape>
          </draw:g>
          <draw:g>
            <draw:custom-shape draw:style-name="gr47" draw:text-style-name="P25" draw:layer="Furnishing" svg:width="0.125cm" svg:height="0.065cm" draw:transform="rotate (0.000174532925199433) translate (6.599cm 4.90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03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16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287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4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125cm" svg:height="0.065cm" draw:transform="rotate (0.000174532925199433) translate (6.599cm 5.537cm)">
              <text:p/>
              <draw:enhanced-geometry svg:viewBox="0 0 21600 21600" draw:mirror-horizontal="false" draw:mirror-vertical="false" draw:type="rectangle" draw:enhanced-path="M 0 0 L 21600 0 21600 21600 0 21600 0 0 Z N"/>
            </draw:custom-shape>
          </draw:g>
          <draw:g>
            <draw:path draw:style-name="gr18" draw:text-style-name="P10" draw:layer="Furnishing" svg:width="0.575cm" svg:height="0.304cm" svg:x="6.114cm" svg:y="4.707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47" draw:text-style-name="P25" draw:layer="Furnishing" svg:width="0.25cm" svg:height="0.065cm" draw:transform="rotate (-1.26065131871551) translate (6.183cm 4.749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39067834798908) translate (6.288cm 4.725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50447381521911) translate (6.383cm 4.713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64636908340625) translate (6.484cm 4.717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75248510192751) translate (6.578cm 4.731cm)">
              <text:p/>
              <draw:enhanced-geometry svg:viewBox="0 0 21600 21600" draw:mirror-horizontal="false" draw:mirror-vertical="false" draw:type="rectangle" draw:enhanced-path="M 0 0 L 21600 0 21600 21600 0 21600 0 0 Z N"/>
            </draw:custom-shape>
            <draw:custom-shape draw:style-name="gr47" draw:text-style-name="P25" draw:layer="Furnishing" svg:width="0.25cm" svg:height="0.065cm" draw:transform="rotate (-1.87570534711831) translate (6.675cm 4.759cm)">
              <text:p/>
              <draw:enhanced-geometry svg:viewBox="0 0 21600 21600" draw:mirror-horizontal="false" draw:mirror-vertical="false" draw:type="rectangle" draw:enhanced-path="M 0 0 L 21600 0 21600 21600 0 21600 0 0 Z N"/>
            </draw:custom-shape>
          </draw:g>
        </draw:g>
        <draw:g>
          <draw:g>
            <draw:polygon draw:style-name="gr16" draw:text-style-name="P8" draw:layer="Furnishing" svg:width="0.399cm" svg:height="0.699cm" svg:x="7.256cm" svg:y="4.916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7.289cm" svg:y="4.983cm">
              <text:p/>
              <draw:enhanced-geometry svg:viewBox="0 0 21600 21600" draw:type="rectangle" draw:enhanced-path="M 0 0 L 21600 0 21600 21600 0 21600 0 0 Z N"/>
            </draw:custom-shape>
          </draw:g>
          <draw:g>
            <draw:path draw:style-name="gr18" draw:text-style-name="P10" draw:layer="Furnishing" svg:width="0.575cm" svg:height="0.304cm" svg:x="7.171cm" svg:y="4.656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19" draw:text-style-name="P11" draw:layer="Furnishing" svg:width="0.25cm" svg:height="0.065cm" draw:transform="rotate (-1.26065131871551) translate (7.24cm 4.69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39067834798908) translate (7.345cm 4.67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50447381521911) translate (7.44cm 4.662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4636908340625) translate (7.541cm 4.66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5248510192751) translate (7.635cm 4.6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570534711831) translate (7.732cm 4.708cm)">
              <text:p/>
              <draw:enhanced-geometry svg:viewBox="0 0 21600 21600" draw:mirror-horizontal="false" draw:mirror-vertical="false" draw:type="rectangle" draw:enhanced-path="M 0 0 L 21600 0 21600 21600 0 21600 0 0 Z N"/>
            </draw:custom-shape>
          </draw:g>
        </draw:g>
        <draw:g>
          <draw:polygon draw:style-name="gr16" draw:text-style-name="P8" draw:layer="Furnishing" svg:width="0.399cm" svg:height="0.699cm" svg:x="4cm" svg:y="4.95cm" svg:viewBox="0 0 400 700" draw:points="0,700 0,39 0,700 400,700 400,700 400,39 400,39 375,29 351,21 327,15 302,9 277,5 252,2 227,1 200,0 173,1 148,2 123,5 98,9 74,15 49,21 25,29 0,39">
            <text:p/>
          </draw:polygon>
          <draw:custom-shape draw:style-name="gr17" draw:text-style-name="P9" draw:layer="Furnishing" svg:width="0.334cm" svg:height="0.6cm" svg:x="4.033cm" svg:y="5.017cm">
            <text:p/>
            <draw:enhanced-geometry svg:viewBox="0 0 21600 21600" draw:type="rectangle" draw:enhanced-path="M 0 0 L 21600 0 21600 21600 0 21600 0 0 Z N"/>
          </draw:custom-shape>
        </draw:g>
        <draw:g>
          <draw:g>
            <draw:polygon draw:style-name="gr22" draw:text-style-name="P8" draw:layer="Furnishing" svg:width="0.799cm" svg:height="1.399cm" svg:x="8.001cm" svg:y="4.6cm" svg:viewBox="0 0 800 1400" draw:points="0,1400 0,77 0,1400 800,1400 800,1400 800,77 800,77 751,59 701,43 653,29 604,19 555,11 504,4 453,1 400,0 347,1 296,4 245,11 196,19 148,29 99,43 49,59 0,77">
              <text:p/>
            </draw:polygon>
            <draw:custom-shape draw:style-name="gr23" draw:text-style-name="P9" draw:layer="Furnishing" svg:width="0.666cm" svg:height="0.267cm" svg:x="8.068cm" svg:y="4.733cm">
              <text:p/>
              <draw:enhanced-geometry svg:viewBox="0 0 21600 21600" draw:type="rectangle" draw:enhanced-path="M 0 0 L 21600 0 21600 21600 0 21600 0 0 Z N"/>
            </draw:custom-shape>
            <draw:custom-shape draw:style-name="gr24" draw:text-style-name="P9" draw:layer="Furnishing" svg:width="0.3cm" svg:height="0.866cm" svg:x="8.068cm" svg:y="5.067cm">
              <text:p/>
              <draw:enhanced-geometry svg:viewBox="0 0 21600 21600" draw:type="rectangle" draw:enhanced-path="M 0 0 L 21600 0 21600 21600 0 21600 0 0 Z N"/>
            </draw:custom-shape>
            <draw:custom-shape draw:style-name="gr24" draw:text-style-name="P9" draw:layer="Furnishing" svg:width="0.3cm" svg:height="0.866cm" svg:x="8.434cm" svg:y="5.067cm">
              <text:p/>
              <draw:enhanced-geometry svg:viewBox="0 0 21600 21600" draw:mirror-horizontal="false" draw:mirror-vertical="false" draw:type="rectangle" draw:enhanced-path="M 0 0 L 21600 0 21600 21600 0 21600 0 0 Z N"/>
            </draw:custom-shape>
          </draw:g>
          <draw:g>
            <draw:path draw:style-name="gr25" draw:text-style-name="P10" draw:layer="layout" svg:width="1.013cm" svg:height="0.34cm" svg:x="7.9cm" svg:y="4.3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19" draw:text-style-name="P11" draw:layer="layout" svg:width="0.25cm" svg:height="0.065cm" draw:transform="rotate (-1.55718275862934) translate (8.428cm 4.3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1844381537434) translate (8.508cm 4.35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9365277385675) translate (8.347cm 4.352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66975649538298) translate (8.587cm 4.36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41999987942259) translate (8.264cm 4.3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3311194723037) translate (8.666cm 4.374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8282436635511) translate (8.191cm 4.37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79507113567617) translate (8.745cm 4.39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32138877668491) translate (8.113cm 4.38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87465814956711) translate (8.824cm 4.421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7077422837707) translate (8.042cm 4.406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20706971067928) translate (7.966cm 4.43cm)">
              <text:p/>
              <draw:enhanced-geometry svg:viewBox="0 0 21600 21600" draw:mirror-horizontal="false" draw:mirror-vertical="false" draw:type="rectangle" draw:enhanced-path="M 0 0 L 21600 0 21600 21600 0 21600 0 0 Z N"/>
            </draw:custom-shape>
            <draw:custom-shape draw:style-name="gr19" draw:text-style-name="P11" draw:layer="layout" svg:width="0.25cm" svg:height="0.065cm" draw:transform="rotate (-1.92422550032375) translate (8.898cm 4.449cm)">
              <text:p/>
              <draw:enhanced-geometry svg:viewBox="0 0 21600 21600" draw:mirror-horizontal="false" draw:mirror-vertical="false" draw:type="rectangle" draw:enhanced-path="M 0 0 L 21600 0 21600 21600 0 21600 0 0 Z N"/>
            </draw:custom-shape>
          </draw:g>
        </draw:g>
        <draw:custom-shape draw:style-name="gr19" draw:text-style-name="P11" draw:layer="Furnishing" svg:width="0.25cm" svg:height="0.065cm" draw:transform="rotate (-1.5707963267949) translate (3.355cm 4.594cm)">
          <text:p/>
          <draw:enhanced-geometry svg:viewBox="0 0 21600 21600" draw:mirror-horizontal="false" draw:mirror-vertical="false" draw:type="rectangle" draw:enhanced-path="M 0 0 L 21600 0 21600 21600 0 21600 0 0 Z N"/>
        </draw:custom-shape>
        <draw:g>
          <draw:path draw:style-name="gr26" draw:text-style-name="P10" draw:layer="layout" svg:width="1.689cm" svg:height="0.431cm" svg:x="3.858cm" svg:y="6.5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Furnishing" svg:width="0.25cm" svg:height="0.065cm" draw:transform="rotate (-1.5707963267949) translate (4.735cm 6.58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4.811cm 6.58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5230320286303) translate (4.885cm 6.59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0047429021808) translate (4.96cm 6.60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4759818002192) translate (5.035cm 6.615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8774075281779) translate (5.11cm 6.63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3364291214524) translate (5.185cm 6.649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587988004351) translate (5.26cm 6.67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1706965039057) translate (5.332cm 6.69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5651409148564) translate (5.403cm 6.72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9037347897433) translate (5.471cm 6.75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2.00782677149428) translate (5.535cm 6.78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4.67cm 6.589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65230320286303) translate (4.6cm 6.59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0047429021808) translate (4.537cm 6.60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4759818002192) translate (4.478cm 6.616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8774075281779) translate (4.407cm 6.63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3364291214524) translate (4.348cm 6.6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7587988004351) translate (4.277cm 6.67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1706965039057) translate (4.219cm 6.697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5651409148564) translate (4.156cm 6.72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4cm" draw:transform="rotate (-1.99037347897433) translate (4.094cm 6.75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1cm" svg:height="0.065cm" draw:transform="rotate (-2.00782677149428) translate (4.03cm 6.784cm)">
              <text:p/>
              <draw:enhanced-geometry svg:viewBox="0 0 21600 21600" draw:mirror-horizontal="true" draw:mirror-vertical="false" draw:type="rectangle" draw:enhanced-path="M 0 0 L 21600 0 21600 21600 0 21600 0 0 Z N"/>
            </draw:custom-shape>
          </draw:g>
        </draw:g>
        <draw:custom-shape draw:style-name="gr19" draw:text-style-name="P11" draw:layer="Furnishing" svg:width="0.25cm" svg:height="0.065cm" draw:transform="rotate (-1.5707963267949) translate (5.815cm 6.2cm)">
          <text:p/>
          <draw:enhanced-geometry svg:viewBox="0 0 21600 21600" draw:mirror-horizontal="false" draw:mirror-vertical="false" draw:type="rectangle" draw:enhanced-path="M 0 0 L 21600 0 21600 21600 0 21600 0 0 Z N"/>
        </draw:custom-shape>
        <draw:g>
          <draw:path draw:style-name="gr27" draw:text-style-name="P14" draw:layer="Furnishing" svg:width="1cm" svg:height="2.126cm" svg:x="7.999cm" svg:y="6.873cm" svg:viewBox="0 0 1001 2127" svg:d="M1 127v2000h1000v-2000l-1 1c-161-88-318-128-502-128-182 0-337 39-498 126z">
            <text:p/>
          </draw:path>
          <draw:g>
            <draw:path draw:style-name="gr28" draw:text-style-name="P10" draw:layer="Furnishing" svg:width="1.337cm" svg:height="0.404cm" svg:x="7.831cm" svg:y="6.608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19" draw:text-style-name="P11" draw:layer="Furnishing" svg:width="0.25cm" svg:height="0.065cm" draw:transform="rotate (-1.5707963267949) translate (8.529cm 6.61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3834056884708) translate (8.611cm 6.62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7953033919414) translate (8.686cm 6.63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3485727648236) translate (8.765cm 6.64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153169549993) translate (8.847cm 6.66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65780117443) translate (8.925cm 6.68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4098066114289) translate (9.002cm 6.719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9508586795472) translate (9.073cm 6.752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2.06018664905411) translate (9.147cm 6.79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3834056884708) translate (8.464cm 6.623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67953033919414) translate (8.399cm 6.631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3485727648236) translate (8.328cm 6.64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2cm" svg:height="0.065cm" draw:transform="rotate (-1.8153169549993) translate (8.27cm 6.66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765780117443) translate (8.2cm 6.688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6cm" draw:transform="rotate (-1.94098066114289) translate (8.141cm 6.719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9508586795472) translate (8.082cm 6.75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1cm" svg:height="0.065cm" draw:transform="rotate (-2.06018664905411) translate (8.016cm 6.791cm)">
              <text:p/>
              <draw:enhanced-geometry svg:viewBox="0 0 21600 21600" draw:mirror-horizontal="true" draw:mirror-vertical="false" draw:type="rectangle" draw:enhanced-path="M 0 0 L 21600 0 21600 21600 0 21600 0 0 Z N"/>
            </draw:custom-shape>
          </draw:g>
        </draw:g>
        <draw:custom-shape draw:style-name="gr48" draw:text-style-name="P26" draw:layer="Furnishing" svg:width="3cm" svg:height="3cm" svg:x="2.4cm" svg:y="10.05cm">
          <text:p/>
          <draw:enhanced-geometry svg:viewBox="0 0 21600 21600" draw:type="rectangle" draw:enhanced-path="M 0 0 L 21600 0 21600 21600 0 21600 0 0 Z N"/>
        </draw:custom-shape>
        <draw:path draw:style-name="gr36" draw:text-style-name="P22" draw:layer="Furnishing" svg:width="1.399cm" svg:height="2.16cm" svg:x="6.3cm" svg:y="10.689cm" svg:viewBox="0 0 1400 2161" svg:d="M0 161v2000h1400v-2000h-2c-229-111-445-161-699-161s-470 50-699 161z">
          <text:p/>
        </draw:path>
        <draw:polygon draw:style-name="gr29" draw:text-style-name="P15" draw:layer="Furnishing" svg:width="7.349cm" svg:height="0.099cm" svg:x="3.05cm" svg:y="14.9cm" svg:viewBox="0 0 7350 100" draw:points="0,100 100,0 7350,0 7350,100">
          <text:p/>
        </draw:polygon>
        <draw:custom-shape draw:style-name="gr49" draw:text-style-name="P16" draw:layer="Furnishing" svg:width="7.4cm" svg:height="0.05cm" svg:x="3cm" svg:y="14.85cm">
          <text:p/>
          <draw:enhanced-geometry svg:viewBox="0 0 21600 21600" draw:type="rectangle" draw:enhanced-path="M 0 0 L 21600 0 21600 21600 0 21600 0 0 Z N"/>
        </draw:custom-shape>
        <draw:path draw:style-name="gr50" draw:text-style-name="P27" draw:layer="Furnishing" svg:width="1.399cm" svg:height="2.16cm" svg:x="10.002cm" svg:y="6.839cm" svg:viewBox="0 0 1400 2161" svg:d="M0 161v2000h1400v-2000h-2c-229-111-445-161-699-161s-470 50-699 161z">
          <text:p/>
        </draw:path>
        <draw:g>
          <draw:path draw:style-name="gr26" draw:text-style-name="P10" draw:layer="layout" svg:width="1.689cm" svg:height="0.431cm" svg:x="9.86cm" svg:y="6.5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19" draw:text-style-name="P11" draw:layer="Furnishing" svg:width="0.25cm" svg:height="0.065cm" draw:transform="rotate (-1.5707963267949) translate (10.737cm 6.58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10.813cm 6.588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5230320286303) translate (10.887cm 6.59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0047429021808) translate (10.962cm 6.60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4759818002192) translate (11.037cm 6.615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78774075281779) translate (11.112cm 6.63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3364291214524) translate (11.187cm 6.649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87587988004351) translate (11.262cm 6.671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1706965039057) translate (11.334cm 6.696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5651409148564) translate (11.405cm 6.72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99037347897433) translate (11.473cm 6.754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2.00782677149428) translate (11.537cm 6.783cm)">
              <text:p/>
              <draw:enhanced-geometry svg:viewBox="0 0 21600 21600" draw:mirror-horizontal="false" draw:mirror-vertical="false" draw:type="rectangle" draw:enhanced-path="M 0 0 L 21600 0 21600 21600 0 21600 0 0 Z N"/>
            </draw:custom-shape>
            <draw:custom-shape draw:style-name="gr19" draw:text-style-name="P11" draw:layer="Furnishing" svg:width="0.25cm" svg:height="0.065cm" draw:transform="rotate (-1.61512768979555) translate (10.672cm 6.589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65230320286303) translate (10.602cm 6.59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0047429021808) translate (10.539cm 6.604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4759818002192) translate (10.48cm 6.616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78774075281779) translate (10.409cm 6.63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3364291214524) translate (10.35cm 6.6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87587988004351) translate (10.279cm 6.672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1706965039057) translate (10.221cm 6.697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5cm" draw:transform="rotate (-1.95651409148564) translate (10.158cm 6.72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cm" svg:height="0.064cm" draw:transform="rotate (-1.99037347897433) translate (10.096cm 6.755cm)">
              <text:p/>
              <draw:enhanced-geometry svg:viewBox="0 0 21600 21600" draw:mirror-horizontal="true" draw:mirror-vertical="false" draw:type="rectangle" draw:enhanced-path="M 0 0 L 21600 0 21600 21600 0 21600 0 0 Z N"/>
            </draw:custom-shape>
            <draw:custom-shape draw:style-name="gr19" draw:text-style-name="P11" draw:layer="Furnishing" svg:width="0.251cm" svg:height="0.065cm" draw:transform="rotate (-2.00782677149428) translate (10.032cm 6.784cm)">
              <text:p/>
              <draw:enhanced-geometry svg:viewBox="0 0 21600 21600" draw:mirror-horizontal="true" draw:mirror-vertical="false" draw:type="rectangle" draw:enhanced-path="M 0 0 L 21600 0 21600 21600 0 21600 0 0 Z N"/>
            </draw:custom-shape>
          </draw:g>
        </draw:g>
        <draw:custom-shape draw:style-name="gr51" draw:text-style-name="P28" draw:layer="Furnishing" svg:width="3cm" svg:height="3cm" svg:x="2.4cm" svg:y="10.0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ccccc" draw:end-color="#666666" draw:start-intensity="100%" draw:end-intensity="100%" draw:angle="2100" draw:border="0%"/>
    <draw:gradient draw:name="Gradient_20_2" draw:display-name="Gradient 2" draw:style="radial" draw:cx="63%" draw:cy="33%" draw:start-color="#999999" draw:end-color="#ffffff" draw:start-intensity="100%" draw:end-intensity="100%" draw:border="0%"/>
    <draw:gradient draw:name="Shapes" draw:style="rectangular" draw:cx="50%" draw:cy="50%" draw:start-color="#cccccc" draw:end-color="#ffffff" draw:start-intensity="100%" draw:end-intensity="100%" draw:angle="0" draw:border="0%"/>
    <draw:gradient draw:name="gradient" draw:style="radial" draw:cx="66%" draw:cy="33%" draw:start-color="#611729" draw:end-color="#8d281e" draw:start-intensity="100%" draw:end-intensity="100%" draw:border="33%"/>
    <draw:fill-image draw:name="Bitmap_20_1" draw:display-name="Bitmap 1" xlink:href="Pictures/1000000000000008000000084C6DB760336BF3B0.png" xlink:type="simple" xlink:show="embed" xlink:actuate="onLoad"/>
    <draw:fill-image draw:name="Colorful_20_Pebbles" draw:display-name="Colorful Pebbles" xlink:href="Pictures/100000000000020000000200A0BFA1F03E35C6D0.jpg" xlink:type="simple" xlink:show="embed" xlink:actuate="onLoad"/>
    <draw:fill-image draw:name="Horizontal_20_Brick" draw:display-name="Horizontal Brick" xlink:href="Pictures/10000000000000080000000895EE906A196215BF.png" xlink:type="simple" xlink:show="embed" xlink:actuate="onLoad"/>
    <draw:fill-image draw:name="Parchment_20_Paper" draw:display-name="Parchment Paper" xlink:href="Pictures/100000000000020000000200909E2E84062EDB29.jpg" xlink:type="simple" xlink:show="embed" xlink:actuate="onLoad"/>
    <draw:fill-image draw:name="brown_5f_brick" draw:display-name="brown_brick" xlink:href="Pictures/1000020000000171000000EE929206CD064C85B0.gif" xlink:type="simple" xlink:show="embed" xlink:actuate="onLoad"/>
    <draw:fill-image draw:name="sand_5f_brick" draw:display-name="sand_brick" xlink:href="Pictures/1000020000000169000000E7A191F477AA4CA1DF.gif" xlink:type="simple" xlink:show="embed" xlink:actuate="onLoad"/>
    <draw:fill-image draw:name="shifer_5f_red" draw:display-name="shifer_red" xlink:href="Pictures/10000200000001F6000001079C79F17486269A3C.gif"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Furnishing">
        <svg:title>Furniture</svg:title>
        <svg:desc>furniture and plumbing</svg:desc>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6T19:47:16.647802489</meta:creation-date>
    <dc:date>2021-05-20T00:00:38.775443981</dc:date>
    <meta:editing-duration>P1DT6H46M28S</meta:editing-duration>
    <meta:editing-cycles>117</meta:editing-cycles>
    <meta:generator>LibreOffice/6.2.8.2$Linux_X86_64 LibreOffice_project/20$Build-2</meta:generator>
    <dc:creator>Віталій </dc:creator>
    <meta:document-statistic meta:object-count="1050"/>
  </office:meta>
</office:document-meta>
</file>